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8091in"/>
    </style:style>
    <style:style style:name="co3" style:family="table-column">
      <style:table-column-properties fo:break-before="auto" style:column-width="1.6752in"/>
    </style:style>
    <style:style style:name="co4" style:family="table-column">
      <style:table-column-properties fo:break-before="auto" style:column-width="1.8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091in"/>
    </style:style>
    <style:style style:name="co7" style:family="table-column">
      <style:table-column-properties fo:break-before="auto" style:column-width="1.8362in"/>
    </style:style>
    <style:style style:name="co8" style:family="table-column">
      <style:table-column-properties fo:break-before="auto" style:column-width="1.522in"/>
    </style:style>
    <style:style style:name="co9" style:family="table-column">
      <style:table-column-properties fo:break-before="auto" style:column-width="1.9618in"/>
    </style:style>
    <style:style style:name="co10" style:family="table-column">
      <style:table-column-properties fo:break-before="auto" style:column-width="1.139in"/>
    </style:style>
    <style:style style:name="co11" style:family="table-column">
      <style:table-column-properties fo:break-before="auto" style:column-width="1.1791in"/>
    </style:style>
    <style:style style:name="co12" style:family="table-column">
      <style:table-column-properties fo:break-before="auto" style:column-width="1.5138in"/>
    </style:style>
    <style:style style:name="co13" style:family="table-column">
      <style:table-column-properties fo:break-before="auto" style:column-width="1.4791in"/>
    </style:style>
    <style:style style:name="co14" style:family="table-column">
      <style:table-column-properties fo:break-before="auto" style:column-width="1.0717in"/>
    </style:style>
    <style:style style:name="co15" style:family="table-column">
      <style:table-column-properties fo:break-before="auto" style:column-width="1.0827in"/>
    </style:style>
    <style:style style:name="co16" style:family="table-column">
      <style:table-column-properties fo:break-before="auto" style:column-width="1.1575in"/>
    </style:style>
    <style:style style:name="co17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61"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14" style:family="table-cell" style:parent-style-name="Default" style:data-style-name="N61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fo:border-bottom="0.06pt solid #000000" fo:border-left="0.06pt solid #000000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5" style:family="table-cell" style:parent-style-name="Default" style:data-style-name="N13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6" style:family="table-cell" style:parent-style-name="Default" style:data-style-name="N6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8" style:family="table-cell" style:parent-style-name="Default" style:data-style-name="N61"/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9" style:family="table-cell" style:parent-style-name="Default" style:data-style-name="N13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0" style:family="table-cell" style:parent-style-name="Default" style:data-style-name="N6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6" style:family="table-cell" style:parent-style-name="Default" style:data-style-name="N61">
      <style:table-cell-properties style:text-align-source="fix" style:repeat-content="false" fo:border="none"/>
      <style:paragraph-properties fo:text-align="center" fo:margin-left="0in"/>
    </style:style>
    <style:style style:name="ce47" style:family="table-cell" style:parent-style-name="Default" style:data-style-name="N131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ll_cases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row table:style-name="ro1">
          <table:table-cell/>
          <table:table-cell table:style-name="ce1"/>
          <table:table-cell table:style-name="ce5" table:number-columns-repeated="2"/>
          <table:table-cell table:style-name="ce11"/>
        </table:table-row>
        <table:table-row table:style-name="ro1">
          <table:table-cell/>
          <table:table-cell table:style-name="ce2" office:value-type="string" calcext:value-type="string">
            <text:p>Parameters</text:p>
          </table:table-cell>
          <table:table-cell table:style-name="ce6" office:value-type="string" calcext:value-type="string">
            <text:p>Case1_su_cv_rw</text:p>
          </table:table-cell>
          <table:table-cell table:style-name="ce10" office:value-type="string" calcext:value-type="string">
            <text:p>Case5_su_cv_rw</text:p>
          </table:table-cell>
          <table:table-cell table:style-name="ce12" office:value-type="string" calcext:value-type="string">
            <text:p>Case5_III_su_cv_rw</text:p>
          </table:table-cell>
        </table:table-row>
        <table:table-row table:style-name="ro1">
          <table:table-cell/>
          <table:table-cell office:value-type="string" calcext:value-type="string">
            <text:p>alpha_p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12732" calcext:value-type="float">
            <text:p>0.0112732</text:p>
          </table:table-cell>
          <table:table-cell office:value-type="float" office:value="0.00687462" calcext:value-type="float">
            <text:p>0.00687462</text:p>
          </table:table-cell>
        </table:table-row>
        <table:table-row table:style-name="ro1">
          <table:table-cell/>
          <table:table-cell office:value-type="string" calcext:value-type="string">
            <text:p>alpha_m</text:p>
          </table:table-cell>
          <table:table-cell office:value-type="float" office:value="0.00181381" calcext:value-type="float">
            <text:p>0.00181381</text:p>
          </table:table-cell>
          <table:table-cell office:value-type="float" office:value="0.000475278" calcext:value-type="float">
            <text:p>0.000475278</text:p>
          </table:table-cell>
          <table:table-cell office:value-type="float" office:value="0.00257492" calcext:value-type="float">
            <text:p>0.00257492</text:p>
          </table:table-cell>
        </table:table-row>
        <table:table-row table:style-name="ro1">
          <table:table-cell/>
          <table:table-cell office:value-type="string" calcext:value-type="string">
            <text:p>n_p</text:p>
          </table:table-cell>
          <table:table-cell office:value-type="float" office:value="2.04969" calcext:value-type="float">
            <text:p>2.04969</text:p>
          </table:table-cell>
          <table:table-cell office:value-type="float" office:value="1.48723" calcext:value-type="float">
            <text:p>1.48723</text:p>
          </table:table-cell>
          <table:table-cell office:value-type="float" office:value="1.50115" calcext:value-type="float">
            <text:p>1.50115</text:p>
          </table:table-cell>
        </table:table-row>
        <table:table-row table:style-name="ro1">
          <table:table-cell/>
          <table:table-cell office:value-type="string" calcext:value-type="string">
            <text:p>n_m</text:p>
          </table:table-cell>
          <table:table-cell office:value-type="float" office:value="2.05003" calcext:value-type="float">
            <text:p>2.05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r_p</text:p>
          </table:table-cell>
          <table:table-cell office:value-type="float" office:value="0.228023" calcext:value-type="float">
            <text:p>0.228023</text:p>
          </table:table-cell>
          <table:table-cell office:value-type="float" office:value="0.178925" calcext:value-type="float">
            <text:p>0.178925</text:p>
          </table:table-cell>
          <table:table-cell office:value-type="float" office:value="0.134712" calcext:value-type="float">
            <text:p>0.134712</text:p>
          </table:table-cell>
        </table:table-row>
        <table:table-row table:style-name="ro1">
          <table:table-cell/>
          <table:table-cell office:value-type="string" calcext:value-type="string">
            <text:p>wr_m</text:p>
          </table:table-cell>
          <table:table-cell office:value-type="float" office:value="0.161782" calcext:value-type="float">
            <text:p>0.1617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cs_p</text:p>
          </table:table-cell>
          <table:table-cell office:value-type="float" office:value="0.442337" calcext:value-type="float">
            <text:p>0.4423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cs_m</text:p>
          </table:table-cell>
          <table:table-cell office:value-type="float" office:value="0.951793" calcext:value-type="float">
            <text:p>0.951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cd_p</text:p>
          </table:table-cell>
          <table:table-cell office:value-type="float" office:value="0.1037" calcext:value-type="float">
            <text:p>0.1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cd_m</text:p>
          </table:table-cell>
          <table:table-cell office:value-type="float" office:value="0.984239" calcext:value-type="float">
            <text:p>0.984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f_p</text:p>
          </table:table-cell>
          <table:table-cell office:value-type="float" office:value="1.50507" calcext:value-type="float">
            <text:p>1.50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f_m</text:p>
          </table:table-cell>
          <table:table-cell office:value-type="float" office:value="1.49941" calcext:value-type="float">
            <text:p>1.49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f_p</text:p>
          </table:table-cell>
          <table:table-cell office:value-type="float" office:value="0.485737" calcext:value-type="float">
            <text:p>0.4857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f_m</text:p>
          </table:table-cell>
          <table:table-cell office:value-type="float" office:value="0.698884" calcext:value-type="float">
            <text:p>0.698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_p</text:p>
          </table:table-cell>
          <table:table-cell office:value-type="float" office:value="0.638408" calcext:value-type="float">
            <text:p>0.638408</text:p>
          </table:table-cell>
          <table:table-cell office:value-type="float" office:value="0.421524" calcext:value-type="float">
            <text:p>0.421524</text:p>
          </table:table-cell>
          <table:table-cell office:value-type="float" office:value="0.646619" calcext:value-type="float">
            <text:p>0.646619</text:p>
          </table:table-cell>
        </table:table-row>
        <table:table-row table:style-name="ro1">
          <table:table-cell/>
          <table:table-cell office:value-type="string" calcext:value-type="string">
            <text:p>por_m</text:p>
          </table:table-cell>
          <table:table-cell office:value-type="float" office:value="0.481638" calcext:value-type="float">
            <text:p>0.481638</text:p>
          </table:table-cell>
          <table:table-cell office:value-type="float" office:value="0.362321" calcext:value-type="float">
            <text:p>0.362321</text:p>
          </table:table-cell>
          <table:table-cell office:value-type="float" office:value="0.483211" calcext:value-type="float">
            <text:p>0.483211</text:p>
          </table:table-cell>
        </table:table-row>
        <table:table-row table:style-name="ro1">
          <table:table-cell/>
          <table:table-cell office:value-type="string" calcext:value-type="string">
            <text:p>perm_p</text:p>
          </table:table-cell>
          <table:table-cell table:number-columns-repeated="2" table:style-name="ce8" office:value-type="float" office:value="0.0000000000133666" calcext:value-type="float">
            <text:p>1.34E-11</text:p>
          </table:table-cell>
          <table:table-cell table:style-name="ce14" office:value-type="float" office:value="0.0000000000935659" calcext:value-type="float">
            <text:p>9.36E-11</text:p>
          </table:table-cell>
        </table:table-row>
        <table:table-row table:style-name="ro1">
          <table:table-cell/>
          <table:table-cell office:value-type="string" calcext:value-type="string">
            <text:p>perm_m</text:p>
          </table:table-cell>
          <table:table-cell table:style-name="ce8" office:value-type="float" office:value="0.000000000000118799" calcext:value-type="float">
            <text:p>1.19E-13</text:p>
          </table:table-cell>
          <table:table-cell table:style-name="ce8" office:value-type="float" office:value="0.0000000000000304505" calcext:value-type="float">
            <text:p>3.05E-14</text:p>
          </table:table-cell>
          <table:table-cell table:style-name="ce14" office:value-type="float" office:value="0.000000000000071936" calcext:value-type="float">
            <text:p>7.19E-14</text:p>
          </table:table-cell>
        </table:table-row>
        <table:table-row table:style-name="ro1">
          <table:table-cell/>
          <table:table-cell office:value-type="string" calcext:value-type="string">
            <text:p>den_p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en_m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b_bc</text:p>
          </table:table-cell>
          <table:table-cell table:number-columns-repeated="2" table:style-name="ce9" office:value-type="float" office:value="268.45" calcext:value-type="float">
            <text:p>268.45</text:p>
          </table:table-cell>
          <table:table-cell table:style-name="ce15" office:value-type="float" office:value="268.45" calcext:value-type="float">
            <text:p>268.45</text:p>
          </table:table-cell>
        </table:table-row>
      </table:table>
      <table:table table:name="All_cases_detailed" table:style-name="ta1">
        <table:table-column table:style-name="co6" table:default-cell-style-name="Default"/>
        <table:table-column table:style-name="co5" table:default-cell-style-name="ce19"/>
        <table:table-column table:style-name="co7" table:default-cell-style-name="ce25"/>
        <table:table-column table:style-name="co8" table:number-columns-repeated="2" table:default-cell-style-name="ce32"/>
        <table:table-column table:style-name="co8" table:default-cell-style-name="Default"/>
        <table:table-column table:style-name="co8" table:default-cell-style-name="ce24"/>
        <table:table-column table:style-name="co9" table:number-columns-repeated="2" table:default-cell-style-name="ce16"/>
        <table:table-column table:style-name="co9" table:default-cell-style-name="ce38"/>
        <table:table-column table:style-name="co9" table:default-cell-style-name="ce24"/>
        <table:table-column table:style-name="co10" table:default-cell-style-name="ce16"/>
        <table:table-column table:style-name="co11" table:default-cell-style-name="ce16"/>
        <table:table-column table:style-name="co12" table:default-cell-style-name="ce38"/>
        <table:table-row table:style-name="ro1">
          <table:table-cell/>
          <table:table-cell table:style-name="ce16"/>
          <table:table-cell table:style-name="ce21"/>
          <table:table-cell table:style-name="ce29" table:number-columns-repeated="2"/>
          <table:table-cell table:style-name="ce35"/>
          <table:table-cell table:style-name="ce42"/>
          <table:table-cell table:number-columns-repeated="2"/>
          <table:table-cell table:style-name="ce16"/>
          <table:table-cell table:style-name="ce42"/>
          <table:table-cell table:number-columns-repeated="2"/>
          <table:table-cell table:style-name="ce16"/>
        </table:table-row>
        <table:table-row table:style-name="ro2">
          <table:table-cell/>
          <table:table-cell table:style-name="ce17"/>
          <table:table-cell table:style-name="ce22" office:value-type="string" calcext:value-type="string" table:number-columns-spanned="4" table:number-rows-spanned="1">
            <text:p>Case1_su_cv_rw</text:p>
          </table:table-cell>
          <table:covered-table-cell table:number-columns-repeated="2" table:style-name="ce30"/>
          <table:covered-table-cell table:style-name="ce36"/>
          <table:table-cell table:style-name="ce22" office:value-type="string" calcext:value-type="string" table:number-columns-spanned="4" table:number-rows-spanned="1">
            <text:p>Case5_su_cv_rw</text:p>
          </table:table-cell>
          <table:covered-table-cell table:number-columns-repeated="2" table:style-name="ce30"/>
          <table:covered-table-cell table:style-name="ce36"/>
          <table:table-cell table:style-name="ce22" office:value-type="string" calcext:value-type="string" table:number-columns-spanned="4" table:number-rows-spanned="1">
            <text:p>Case5_III_su_cv_rw</text:p>
          </table:table-cell>
          <table:covered-table-cell table:number-columns-repeated="2" table:style-name="ce30"/>
          <table:covered-table-cell table:style-name="ce36"/>
        </table:table-row>
        <table:table-row table:style-name="ro2">
          <table:table-cell/>
          <table:table-cell table:style-name="ce18" office:value-type="string" calcext:value-type="string">
            <text:p>Parameters</text:p>
          </table:table-cell>
          <table:table-cell table:style-name="ce23" office:value-type="string" calcext:value-type="string">
            <text:p>Best parameters</text:p>
          </table:table-cell>
          <table:table-cell table:style-name="ce31" office:value-type="string" calcext:value-type="string">
            <text:p>Parval1_1</text:p>
          </table:table-cell>
          <table:table-cell table:style-name="ce31" office:value-type="string" calcext:value-type="string">
            <text:p>Parlbnd_1</text:p>
          </table:table-cell>
          <table:table-cell table:style-name="ce37" office:value-type="string" calcext:value-type="string">
            <text:p>Parubnd_1</text:p>
          </table:table-cell>
          <table:table-cell table:style-name="ce23" office:value-type="string" calcext:value-type="string">
            <text:p>Best parameters</text:p>
          </table:table-cell>
          <table:table-cell table:style-name="ce31" office:value-type="string" calcext:value-type="string">
            <text:p>Parval1_2</text:p>
          </table:table-cell>
          <table:table-cell table:style-name="ce31" office:value-type="string" calcext:value-type="string">
            <text:p>Parlbnd_2</text:p>
          </table:table-cell>
          <table:table-cell table:style-name="ce37" office:value-type="string" calcext:value-type="string">
            <text:p>Parubnd_2</text:p>
          </table:table-cell>
          <table:table-cell table:style-name="ce23" office:value-type="string" calcext:value-type="string">
            <text:p>Best parameters</text:p>
          </table:table-cell>
          <table:table-cell table:style-name="ce31" office:value-type="string" calcext:value-type="string">
            <text:p>Parval1_3</text:p>
          </table:table-cell>
          <table:table-cell table:style-name="ce31" office:value-type="string" calcext:value-type="string">
            <text:p>Parlbnd_3</text:p>
          </table:table-cell>
          <table:table-cell table:style-name="ce37" office:value-type="string" calcext:value-type="string">
            <text:p>Parubnd_3</text:p>
          </table:table-cell>
        </table:table-row>
        <table:table-row table:style-name="ro1">
          <table:table-cell/>
          <table:table-cell office:value-type="string" calcext:value-type="string">
            <text:p>alpha_p</text:p>
          </table:table-cell>
          <table:table-cell table:style-name="ce24" office:value-type="float" office:value="0.0025" calcext:value-type="float">
            <text:p>0.0025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0.0025" calcext:value-type="float">
            <text:p>0.0025</text:p>
          </table:table-cell>
          <table:table-cell table:style-name="ce38" office:value-type="float" office:value="0.0175" calcext:value-type="float">
            <text:p>0.0175</text:p>
          </table:table-cell>
          <table:table-cell table:style-name="ce25" office:value-type="float" office:value="0.0112732" calcext:value-type="float">
            <text:p>0.0113</text:p>
          </table:table-cell>
          <table:table-cell office:value-type="float" office:value="0.01" calcext:value-type="float">
            <text:p>0.0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75" calcext:value-type="float">
            <text:p>0.0175</text:p>
          </table:table-cell>
          <table:table-cell table:style-name="ce25" office:value-type="float" office:value="0.00687462" calcext:value-type="float">
            <text:p>0.0069</text:p>
          </table:table-cell>
          <table:table-cell office:value-type="float" office:value="0.01" calcext:value-type="float">
            <text:p>0.0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/>
          <table:table-cell office:value-type="string" calcext:value-type="string">
            <text:p>alpha_m</text:p>
          </table:table-cell>
          <table:table-cell table:style-name="ce24" office:value-type="float" office:value="0.00181381" calcext:value-type="float">
            <text:p>0.00181381</text:p>
          </table:table-cell>
          <table:table-cell office:value-type="float" office:value="0.00182491435344" calcext:value-type="float">
            <text:p>0.0018</text:p>
          </table:table-cell>
          <table:table-cell office:value-type="float" office:value="0.00045622858836" calcext:value-type="float">
            <text:p>0.0005</text:p>
          </table:table-cell>
          <table:table-cell table:style-name="ce39" office:value-type="float" office:value="0.00319360011852" calcext:value-type="float">
            <text:p>0.0032</text:p>
          </table:table-cell>
          <table:table-cell table:style-name="ce25" office:value-type="float" office:value="0.000475278" calcext:value-type="float">
            <text:p>0.0005</text:p>
          </table:table-cell>
          <table:table-cell office:value-type="float" office:value="0.001825" calcext:value-type="float">
            <text:p>0.001825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32" calcext:value-type="float">
            <text:p>0.0032</text:p>
          </table:table-cell>
          <table:table-cell table:style-name="ce25" office:value-type="float" office:value="0.00257492" calcext:value-type="float">
            <text:p>0.0026</text:p>
          </table:table-cell>
          <table:table-cell table:style-name="ce32" office:value-type="float" office:value="0.00182491435344" calcext:value-type="float">
            <text:p>0.0018</text:p>
          </table:table-cell>
          <table:table-cell table:style-name="ce32" office:value-type="float" office:value="0.00045622858836" calcext:value-type="float">
            <text:p>0.0005</text:p>
          </table:table-cell>
          <table:table-cell table:style-name="ce39" office:value-type="float" office:value="0.00319360011852" calcext:value-type="float">
            <text:p>0.0032</text:p>
          </table:table-cell>
        </table:table-row>
        <table:table-row table:style-name="ro1">
          <table:table-cell/>
          <table:table-cell office:value-type="string" calcext:value-type="string">
            <text:p>n_p</text:p>
          </table:table-cell>
          <table:table-cell office:value-type="float" office:value="2.04969" calcext:value-type="float">
            <text:p>2.0497</text:p>
          </table:table-cell>
          <table:table-cell table:style-name="ce16" office:value-type="float" office:value="2.05" calcext:value-type="float">
            <text:p>2.05</text:p>
          </table:table-cell>
          <table:table-cell table:style-name="ce16" office:value-type="float" office:value="1.025" calcext:value-type="float">
            <text:p>1.025</text:p>
          </table:table-cell>
          <table:table-cell table:style-name="ce38" office:value-type="float" office:value="3.075" calcext:value-type="float">
            <text:p>3.075</text:p>
          </table:table-cell>
          <table:table-cell office:value-type="float" office:value="1.48723" calcext:value-type="float">
            <text:p>1.48723</text:p>
          </table:table-cell>
          <table:table-cell office:value-type="float" office:value="2.05" calcext:value-type="float">
            <text:p>2.05</text:p>
          </table:table-cell>
          <table:table-cell office:value-type="float" office:value="1.025" calcext:value-type="float">
            <text:p>1.025</text:p>
          </table:table-cell>
          <table:table-cell office:value-type="float" office:value="3.075" calcext:value-type="float">
            <text:p>3.075</text:p>
          </table:table-cell>
          <table:table-cell table:style-name="ce25" office:value-type="float" office:value="1.50115" calcext:value-type="float">
            <text:p>1.5012</text:p>
          </table:table-cell>
          <table:table-cell office:value-type="float" office:value="1.5" calcext:value-type="float">
            <text:p>1.5</text:p>
          </table:table-cell>
          <table:table-cell office:value-type="float" office:value="1.025" calcext:value-type="float">
            <text:p>1.025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/>
          <table:table-cell office:value-type="string" calcext:value-type="string">
            <text:p>n_m</text:p>
          </table:table-cell>
          <table:table-cell office:value-type="float" office:value="2.05003" calcext:value-type="float">
            <text:p>2.0500</text:p>
          </table:table-cell>
          <table:table-cell table:style-name="ce16" office:value-type="float" office:value="2.05" calcext:value-type="float">
            <text:p>2.05</text:p>
          </table:table-cell>
          <table:table-cell table:style-name="ce16" office:value-type="float" office:value="1.025" calcext:value-type="float">
            <text:p>1.025</text:p>
          </table:table-cell>
          <table:table-cell table:style-name="ce38" office:value-type="float" office:value="3.075" calcext:value-type="float">
            <text:p>3.07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r_p</text:p>
          </table:table-cell>
          <table:table-cell office:value-type="float" office:value="0.228023" calcext:value-type="float">
            <text:p>0.2280</text:p>
          </table:table-cell>
          <table:table-cell office:value-type="float" office:value="0.22432414346" calcext:value-type="float">
            <text:p>0.2243</text:p>
          </table:table-cell>
          <table:table-cell office:value-type="float" office:value="0.056081035865" calcext:value-type="float">
            <text:p>0.0561</text:p>
          </table:table-cell>
          <table:table-cell table:style-name="ce39" office:value-type="float" office:value="0.392567251055" calcext:value-type="float">
            <text:p>0.3926</text:p>
          </table:table-cell>
          <table:table-cell table:style-name="ce25" office:value-type="float" office:value="0.178925" calcext:value-type="float">
            <text:p>0.1789</text:p>
          </table:table-cell>
          <table:table-cell office:value-type="float" office:value="0.224" calcext:value-type="float">
            <text:p>0.224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3926" calcext:value-type="float">
            <text:p>0.3926</text:p>
          </table:table-cell>
          <table:table-cell table:style-name="ce25" office:value-type="float" office:value="0.134712" calcext:value-type="float">
            <text:p>0.1347</text:p>
          </table:table-cell>
          <table:table-cell office:value-type="float" office:value="0.1" calcext:value-type="float">
            <text:p>0.1</text:p>
          </table:table-cell>
          <table:table-cell office:value-type="float" office:value="0.024" calcext:value-type="float">
            <text:p>0.02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string" calcext:value-type="string">
            <text:p>wr_m</text:p>
          </table:table-cell>
          <table:table-cell office:value-type="float" office:value="0.161782" calcext:value-type="float">
            <text:p>0.1618</text:p>
          </table:table-cell>
          <table:table-cell office:value-type="float" office:value="0.1594880648121" calcext:value-type="float">
            <text:p>0.1595</text:p>
          </table:table-cell>
          <table:table-cell office:value-type="float" office:value="0.039872016203025" calcext:value-type="float">
            <text:p>0.0399</text:p>
          </table:table-cell>
          <table:table-cell table:style-name="ce39" office:value-type="float" office:value="0.279104113421175" calcext:value-type="float">
            <text:p>0.279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cs_p</text:p>
          </table:table-cell>
          <table:table-cell office:value-type="float" office:value="0.442337" calcext:value-type="float">
            <text:p>0.4423</text:p>
          </table:table-cell>
          <table:table-cell office:value-type="float" office:value="0.43957660836642" calcext:value-type="float">
            <text:p>0.4396</text:p>
          </table:table-cell>
          <table:table-cell office:value-type="float" office:value="0.109894152091605" calcext:value-type="float">
            <text:p>0.1099</text:p>
          </table:table-cell>
          <table:table-cell table:style-name="ce39" office:value-type="float" office:value="0.769259064641235" calcext:value-type="float">
            <text:p>0.769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cs_m</text:p>
          </table:table-cell>
          <table:table-cell office:value-type="float" office:value="0.951793" calcext:value-type="float">
            <text:p>0.9518</text:p>
          </table:table-cell>
          <table:table-cell office:value-type="float" office:value="0.9521050640268" calcext:value-type="float">
            <text:p>0.9521</text:p>
          </table:table-cell>
          <table:table-cell office:value-type="float" office:value="0.2380262660067" calcext:value-type="float">
            <text:p>0.2380</text:p>
          </table:table-cell>
          <table:table-cell table:style-name="ce39" office:value-type="float" office:value="1.6661838620469" calcext:value-type="float">
            <text:p>1.66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cd_p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10102340591993" calcext:value-type="float">
            <text:p>0.1010</text:p>
          </table:table-cell>
          <table:table-cell office:value-type="float" office:value="0.0252558514799825" calcext:value-type="float">
            <text:p>0.0253</text:p>
          </table:table-cell>
          <table:table-cell table:style-name="ce39" office:value-type="float" office:value="0.176790960359877" calcext:value-type="float">
            <text:p>0.176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cd_m</text:p>
          </table:table-cell>
          <table:table-cell office:value-type="float" office:value="0.984239" calcext:value-type="float">
            <text:p>0.9842</text:p>
          </table:table-cell>
          <table:table-cell office:value-type="float" office:value="0.98440542894689" calcext:value-type="float">
            <text:p>0.9844</text:p>
          </table:table-cell>
          <table:table-cell office:value-type="float" office:value="0.246101357236722" calcext:value-type="float">
            <text:p>0.2461</text:p>
          </table:table-cell>
          <table:table-cell table:style-name="ce39" office:value-type="float" office:value="1.72270950065706" calcext:value-type="float">
            <text:p>1.722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f_p</text:p>
          </table:table-cell>
          <table:table-cell office:value-type="float" office:value="1.50507" calcext:value-type="float">
            <text:p>1.5051</text:p>
          </table:table-cell>
          <table:table-cell office:value-type="float" office:value="1.5051141503909" calcext:value-type="float">
            <text:p>1.5051</text:p>
          </table:table-cell>
          <table:table-cell office:value-type="float" office:value="0.376278537597725" calcext:value-type="float">
            <text:p>0.3763</text:p>
          </table:table-cell>
          <table:table-cell table:style-name="ce39" office:value-type="float" office:value="2.63394976318407" calcext:value-type="float">
            <text:p>2.633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f_m</text:p>
          </table:table-cell>
          <table:table-cell office:value-type="float" office:value="1.49941" calcext:value-type="float">
            <text:p>1.4994</text:p>
          </table:table-cell>
          <table:table-cell office:value-type="float" office:value="1.4993891283097" calcext:value-type="float">
            <text:p>1.4994</text:p>
          </table:table-cell>
          <table:table-cell office:value-type="float" office:value="0.374847282077425" calcext:value-type="float">
            <text:p>0.3748</text:p>
          </table:table-cell>
          <table:table-cell table:style-name="ce39" office:value-type="float" office:value="2.62393097454198" calcext:value-type="float">
            <text:p>2.623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f_p</text:p>
          </table:table-cell>
          <table:table-cell office:value-type="float" office:value="0.485737" calcext:value-type="float">
            <text:p>0.4857</text:p>
          </table:table-cell>
          <table:table-cell office:value-type="float" office:value="0.48693541309098" calcext:value-type="float">
            <text:p>0.4869</text:p>
          </table:table-cell>
          <table:table-cell office:value-type="float" office:value="0.121733853272745" calcext:value-type="float">
            <text:p>0.1217</text:p>
          </table:table-cell>
          <table:table-cell table:style-name="ce39" office:value-type="float" office:value="0.852136972909215" calcext:value-type="float">
            <text:p>0.85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f_m</text:p>
          </table:table-cell>
          <table:table-cell office:value-type="float" office:value="0.698884" calcext:value-type="float">
            <text:p>0.6989</text:p>
          </table:table-cell>
          <table:table-cell office:value-type="float" office:value="0.69888402864099" calcext:value-type="float">
            <text:p>0.6989</text:p>
          </table:table-cell>
          <table:table-cell office:value-type="float" office:value="0.174721007160247" calcext:value-type="float">
            <text:p>0.1747</text:p>
          </table:table-cell>
          <table:table-cell table:style-name="ce39" office:value-type="float" office:value="1.22304705012173" calcext:value-type="float">
            <text:p>1.223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_p</text:p>
          </table:table-cell>
          <table:table-cell office:value-type="float" office:value="0.638408" calcext:value-type="float">
            <text:p>0.6384</text:p>
          </table:table-cell>
          <table:table-cell office:value-type="float" office:value="0.63739495707099" calcext:value-type="float">
            <text:p>0.6374</text:p>
          </table:table-cell>
          <table:table-cell office:value-type="float" office:value="0.159348739267748" calcext:value-type="float">
            <text:p>0.1593</text:p>
          </table:table-cell>
          <table:table-cell table:style-name="ce39" office:value-type="float" office:value="1.11544117487423" calcext:value-type="float">
            <text:p>1.1154</text:p>
          </table:table-cell>
          <table:table-cell table:style-name="ce25" office:value-type="float" office:value="0.421524" calcext:value-type="float">
            <text:p>0.4215</text:p>
          </table:table-cell>
          <table:table-cell office:value-type="float" office:value="0.637" calcext:value-type="float">
            <text:p>0.637</text:p>
          </table:table-cell>
          <table:table-cell office:value-type="float" office:value="0.15935" calcext:value-type="float">
            <text:p>0.15935</text:p>
          </table:table-cell>
          <table:table-cell office:value-type="float" office:value="1.115" calcext:value-type="float">
            <text:p>1.115</text:p>
          </table:table-cell>
          <table:table-cell table:style-name="ce25" office:value-type="float" office:value="0.646619" calcext:value-type="float">
            <text:p>0.6466</text:p>
          </table:table-cell>
          <table:table-cell office:value-type="float" office:value="0.63739" calcext:value-type="float">
            <text:p>0.63739</text:p>
          </table:table-cell>
          <table:table-cell office:value-type="float" office:value="0.159" calcext:value-type="float">
            <text:p>0.15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por_m</text:p>
          </table:table-cell>
          <table:table-cell office:value-type="float" office:value="0.481638" calcext:value-type="float">
            <text:p>0.4816</text:p>
          </table:table-cell>
          <table:table-cell office:value-type="float" office:value="0.48103076529074" calcext:value-type="float">
            <text:p>0.4810</text:p>
          </table:table-cell>
          <table:table-cell office:value-type="float" office:value="0.120257691322685" calcext:value-type="float">
            <text:p>0.1203</text:p>
          </table:table-cell>
          <table:table-cell table:style-name="ce39" office:value-type="float" office:value="0.841803839258795" calcext:value-type="float">
            <text:p>0.8418</text:p>
          </table:table-cell>
          <table:table-cell table:style-name="ce25" office:value-type="float" office:value="0.362321" calcext:value-type="float">
            <text:p>0.3623</text:p>
          </table:table-cell>
          <table:table-cell office:value-type="float" office:value="0.481" calcext:value-type="float">
            <text:p>0.481</text:p>
          </table:table-cell>
          <table:table-cell office:value-type="float" office:value="0.12" calcext:value-type="float">
            <text:p>0.12</text:p>
          </table:table-cell>
          <table:table-cell office:value-type="float" office:value="0.8418" calcext:value-type="float">
            <text:p>0.8418</text:p>
          </table:table-cell>
          <table:table-cell table:style-name="ce25" office:value-type="float" office:value="0.483211" calcext:value-type="float">
            <text:p>0.4832</text:p>
          </table:table-cell>
          <table:table-cell table:style-name="ce32" office:value-type="float" office:value="0.48103076529074" calcext:value-type="float">
            <text:p>0.4810</text:p>
          </table:table-cell>
          <table:table-cell table:style-name="ce32" office:value-type="float" office:value="0.120257691322685" calcext:value-type="float">
            <text:p>0.1203</text:p>
          </table:table-cell>
          <table:table-cell table:style-name="ce39" office:value-type="float" office:value="0.841803839258795" calcext:value-type="float">
            <text:p>0.8418</text:p>
          </table:table-cell>
        </table:table-row>
        <table:table-row table:style-name="ro1">
          <table:table-cell/>
          <table:table-cell office:value-type="string" calcext:value-type="string">
            <text:p>perm_p</text:p>
          </table:table-cell>
          <table:table-cell table:style-name="ce26" office:value-type="float" office:value="0.0000000000133666" calcext:value-type="float">
            <text:p>1.34E-11</text:p>
          </table:table-cell>
          <table:table-cell table:style-name="ce33" office:value-type="float" office:value="0.0000000000534662212722" calcext:value-type="float">
            <text:p>5.35E-11</text:p>
          </table:table-cell>
          <table:table-cell table:style-name="ce33" office:value-type="float" office:value="0.00000000001336655531805" calcext:value-type="float">
            <text:p>1.34E-11</text:p>
          </table:table-cell>
          <table:table-cell table:style-name="ce40" office:value-type="float" office:value="0.00000000009356588722635" calcext:value-type="float">
            <text:p>9.36E-11</text:p>
          </table:table-cell>
          <table:table-cell table:style-name="ce26" office:value-type="float" office:value="0.0000000000133666" calcext:value-type="float">
            <text:p>1.34E-11</text:p>
          </table:table-cell>
          <table:table-cell table:style-name="ce33" office:value-type="float" office:value="0.00000000005346" calcext:value-type="float">
            <text:p>5.35E-11</text:p>
          </table:table-cell>
          <table:table-cell table:style-name="ce33" office:value-type="float" office:value="0.000000000013366" calcext:value-type="float">
            <text:p>1.34E-11</text:p>
          </table:table-cell>
          <table:table-cell table:style-name="ce40" office:value-type="float" office:value="0.000000000093565" calcext:value-type="float">
            <text:p>9.36E-11</text:p>
          </table:table-cell>
          <table:table-cell table:style-name="ce26" office:value-type="float" office:value="0.0000000000935659" calcext:value-type="float">
            <text:p>9.36E-11</text:p>
          </table:table-cell>
          <table:table-cell table:style-name="ce33" office:value-type="float" office:value="0.0000000000534662212722" calcext:value-type="float">
            <text:p>5.35E-11</text:p>
          </table:table-cell>
          <table:table-cell table:style-name="ce33" office:value-type="float" office:value="0.00000000001336655531805" calcext:value-type="float">
            <text:p>1.34E-11</text:p>
          </table:table-cell>
          <table:table-cell table:style-name="ce40" office:value-type="float" office:value="0.00000000009356588722635" calcext:value-type="float">
            <text:p>9.36E-11</text:p>
          </table:table-cell>
        </table:table-row>
        <table:table-row table:style-name="ro1">
          <table:table-cell/>
          <table:table-cell office:value-type="string" calcext:value-type="string">
            <text:p>perm_m</text:p>
          </table:table-cell>
          <table:table-cell table:style-name="ce26" office:value-type="float" office:value="0.000000000000118799" calcext:value-type="float">
            <text:p>1.19E-13</text:p>
          </table:table-cell>
          <table:table-cell table:style-name="ce33" office:value-type="float" office:value="0.0000000000001" calcext:value-type="float">
            <text:p>1.00E-13</text:p>
          </table:table-cell>
          <table:table-cell table:style-name="ce33" office:value-type="float" office:value="0.000000000000025" calcext:value-type="float">
            <text:p>2.50E-14</text:p>
          </table:table-cell>
          <table:table-cell table:style-name="ce40" office:value-type="float" office:value="0.000000000000175" calcext:value-type="float">
            <text:p>1.75E-13</text:p>
          </table:table-cell>
          <table:table-cell table:style-name="ce26" office:value-type="float" office:value="0.0000000000000304505" calcext:value-type="float">
            <text:p>3.05E-14</text:p>
          </table:table-cell>
          <table:table-cell table:style-name="ce33" office:value-type="float" office:value="0.0000000000001" calcext:value-type="float">
            <text:p>1.00E-13</text:p>
          </table:table-cell>
          <table:table-cell table:style-name="ce33" office:value-type="float" office:value="0.000000000000025" calcext:value-type="float">
            <text:p>2.50E-14</text:p>
          </table:table-cell>
          <table:table-cell table:style-name="ce40" office:value-type="float" office:value="0.000000000000175" calcext:value-type="float">
            <text:p>1.75E-13</text:p>
          </table:table-cell>
          <table:table-cell table:style-name="ce26" office:value-type="float" office:value="0.000000000000071936" calcext:value-type="float">
            <text:p>7.19E-14</text:p>
          </table:table-cell>
          <table:table-cell table:style-name="ce33" office:value-type="float" office:value="0.0000000000001" calcext:value-type="float">
            <text:p>1.00E-13</text:p>
          </table:table-cell>
          <table:table-cell table:style-name="ce33" office:value-type="float" office:value="0.000000000000025" calcext:value-type="float">
            <text:p>2.50E-14</text:p>
          </table:table-cell>
          <table:table-cell table:style-name="ce40" office:value-type="float" office:value="0.000000000000175" calcext:value-type="float">
            <text:p>1.75E-13</text:p>
          </table:table-cell>
        </table:table-row>
        <table:table-row table:style-name="ro1">
          <table:table-cell/>
          <table:table-cell office:value-type="string" calcext:value-type="string">
            <text:p>den_p</text:p>
          </table:table-cell>
          <table:table-cell table:style-name="ce24" office:value-type="float" office:value="900" calcext:value-type="float">
            <text:p>900</text:p>
          </table:table-cell>
          <table:table-cell table:style-name="ce16" office:value-type="float" office:value="900" calcext:value-type="float">
            <text:p>900</text:p>
          </table:table-cell>
          <table:table-cell table:style-name="ce16" office:value-type="float" office:value="225" calcext:value-type="float">
            <text:p>225</text:p>
          </table:table-cell>
          <table:table-cell table:style-name="ce38"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n_m</text:p>
          </table:table-cell>
          <table:table-cell table:style-name="ce24" office:value-type="float" office:value="1900" calcext:value-type="float">
            <text:p>1900</text:p>
          </table:table-cell>
          <table:table-cell table:style-name="ce16" office:value-type="float" office:value="1900" calcext:value-type="float">
            <text:p>1900</text:p>
          </table:table-cell>
          <table:table-cell table:style-name="ce16" office:value-type="float" office:value="950" calcext:value-type="float">
            <text:p>950</text:p>
          </table:table-cell>
          <table:table-cell table:style-name="ce38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_bc</text:p>
          </table:table-cell>
          <table:table-cell table:style-name="ce24" office:value-type="float" office:value="268.45" calcext:value-type="float">
            <text:p>268.45</text:p>
          </table:table-cell>
          <table:table-cell table:style-name="ce16" office:value-type="float" office:value="268.45" calcext:value-type="float">
            <text:p>268.45</text:p>
          </table:table-cell>
          <table:table-cell table:style-name="ce16" office:value-type="float" office:value="263.15" calcext:value-type="float">
            <text:p>263.15</text:p>
          </table:table-cell>
          <table:table-cell table:style-name="ce38" office:value-type="float" office:value="274.15" calcext:value-type="float">
            <text:p>274.15</text:p>
          </table:table-cell>
          <table:table-cell table:number-columns-repeated="2" office:value-type="float" office:value="268.45" calcext:value-type="float">
            <text:p>268.45</text:p>
          </table:table-cell>
          <table:table-cell office:value-type="float" office:value="263.15" calcext:value-type="float">
            <text:p>263.15</text:p>
          </table:table-cell>
          <table:table-cell office:value-type="float" office:value="274.15" calcext:value-type="float">
            <text:p>274.15</text:p>
          </table:table-cell>
          <table:table-cell table:number-columns-repeated="2" office:value-type="float" office:value="268.45" calcext:value-type="float">
            <text:p>268.45</text:p>
          </table:table-cell>
          <table:table-cell office:value-type="float" office:value="263.15" calcext:value-type="float">
            <text:p>263.15</text:p>
          </table:table-cell>
          <table:table-cell office:value-type="float" office:value="274.15" calcext:value-type="float">
            <text:p>274.15</text:p>
          </table:table-cell>
        </table:table-row>
        <table:table-row table:style-name="ro1">
          <table:table-cell/>
          <table:table-cell office:value-type="string" calcext:value-type="string">
            <text:p>pen_s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5" calcext:value-type="float">
            <text:p>0.035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/>
          <table:table-cell office:value-type="string" calcext:value-type="string">
            <text:p>z_bg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/>
          <table:table-cell table:style-name="ce20" office:value-type="string" calcext:value-type="string">
            <text:p>z_s</text:p>
          </table:table-cell>
          <table:table-cell table:style-name="ce27" office:value-type="string" calcext:value-type="string">
            <text:p>-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/>
          <table:table-cell table:style-name="ce34" office:value-type="float" office:value="0.005" calcext:value-type="float">
            <text:p>0.005</text:p>
          </table:table-cell>
          <table:table-cell table:style-name="ce34" office:value-type="float" office:value="0.00125" calcext:value-type="float">
            <text:p>0.00125</text:p>
          </table:table-cell>
          <table:table-cell table:style-name="ce41" office:value-type="float" office:value="0.00875" calcext:value-type="float">
            <text:p>0.00875</text:p>
          </table:table-cell>
          <table:table-cell table:style-name="ce27"/>
          <table:table-cell table:style-name="ce34" office:value-type="float" office:value="0.005" calcext:value-type="float">
            <text:p>0.005</text:p>
          </table:table-cell>
          <table:table-cell table:style-name="ce34" office:value-type="float" office:value="0.00125" calcext:value-type="float">
            <text:p>0.00125</text:p>
          </table:table-cell>
          <table:table-cell table:style-name="ce41" office:value-type="float" office:value="0.00875" calcext:value-type="float">
            <text:p>0.00875</text:p>
          </table:table-cell>
        </table:table-row>
        <table:table-row table:style-name="ro1">
          <table:table-cell/>
          <table:table-cell table:style-name="ce16" table:number-columns-repeated="6"/>
          <table:table-cell table:style-name="Default" table:number-columns-repeated="3"/>
          <table:table-cell table:style-name="ce16"/>
          <table:table-cell table:style-name="Default" table:number-columns-repeated="3"/>
        </table:table-row>
        <table:table-row table:style-name="ro1" table:number-rows-repeated="12">
          <table:table-cell/>
          <table:table-cell table:style-name="Default" table:number-columns-repeated="4"/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 table:style-name="ce28" table:number-columns-repeated="3"/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 table:style-name="ce28" table:number-columns-repeated="3"/>
          <table:table-cell/>
          <table:table-cell table:style-name="Default" table:number-columns-repeated="8"/>
        </table:table-row>
      </table:table>
      <table:table table:name="All_cases_detailed_2" table:style-name="ta1">
        <table:table-column table:style-name="co5" table:default-cell-style-name="ce16"/>
        <table:table-column table:style-name="co13" table:default-cell-style-name="ce45"/>
        <table:table-column table:style-name="co8" table:number-columns-repeated="2" table:default-cell-style-name="ce32"/>
        <table:table-column table:style-name="co8" table:default-cell-style-name="Default"/>
        <table:table-column table:style-name="co8" table:default-cell-style-name="ce16"/>
        <table:table-column table:style-name="co9" table:number-columns-repeated="4" table:default-cell-style-name="ce16"/>
        <table:table-column table:style-name="co5" table:number-columns-repeated="3" table:default-cell-style-name="ce16"/>
        <table:table-row table:style-name="ro1">
          <table:table-cell/>
          <table:table-cell table:style-name="ce43" office:value-type="string" calcext:value-type="string" table:number-columns-spanned="4" table:number-rows-spanned="1">
            <text:p>Case1_su_cv_rw</text:p>
          </table:table-cell>
          <table:covered-table-cell table:number-columns-repeated="3" table:style-name="ce45"/>
          <table:table-cell table:style-name="ce42" office:value-type="string" calcext:value-type="string" table:number-columns-spanned="4" table:number-rows-spanned="1">
            <text:p>Case5_su_cv_rw</text:p>
          </table:table-cell>
          <table:covered-table-cell table:number-columns-repeated="3"/>
          <table:table-cell table:style-name="ce42" office:value-type="string" calcext:value-type="string" table:number-columns-spanned="4" table:number-rows-spanned="1">
            <text:p>Case5_III_su_cv_rw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44" office:value-type="string" calcext:value-type="string">
            <text:p>Best parameters</text:p>
          </table:table-cell>
          <table:table-cell table:style-name="ce16" office:value-type="string" calcext:value-type="string">
            <text:p>Parval1_1</text:p>
          </table:table-cell>
          <table:table-cell table:style-name="ce16" office:value-type="string" calcext:value-type="string">
            <text:p>Parlbnd_1</text:p>
          </table:table-cell>
          <table:table-cell table:style-name="ce45" office:value-type="string" calcext:value-type="string">
            <text:p>Parubnd_1</text:p>
          </table:table-cell>
          <table:table-cell table:style-name="Default"/>
          <table:table-cell office:value-type="string" calcext:value-type="string">
            <text:p>Parval1_2</text:p>
          </table:table-cell>
          <table:table-cell office:value-type="string" calcext:value-type="string">
            <text:p>Parlbnd_2</text:p>
          </table:table-cell>
          <table:table-cell office:value-type="string" calcext:value-type="string">
            <text:p>Parubnd_2</text:p>
          </table:table-cell>
          <table:table-cell table:style-name="Default"/>
          <table:table-cell office:value-type="string" calcext:value-type="string">
            <text:p>Parval1_3</text:p>
          </table:table-cell>
          <table:table-cell office:value-type="string" calcext:value-type="string">
            <text:p>Parlbnd_3</text:p>
          </table:table-cell>
          <table:table-cell office:value-type="string" calcext:value-type="string">
            <text:p>Parubnd_3</text:p>
          </table:table-cell>
        </table:table-row>
        <table:table-row table:style-name="ro1">
          <table:table-cell office:value-type="string" calcext:value-type="string">
            <text:p>alpha_p</text:p>
          </table:table-cell>
          <table:table-cell office:value-type="float" office:value="0.0025" calcext:value-type="float">
            <text:p>0.0025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0.0025" calcext:value-type="float">
            <text:p>0.0025</text:p>
          </table:table-cell>
          <table:table-cell table:style-name="ce45" office:value-type="float" office:value="0.0175" calcext:value-type="float">
            <text:p>0.0175</text:p>
          </table:table-cell>
          <table:table-cell office:value-type="float" office:value="0.0112732" calcext:value-type="float">
            <text:p>0.0112732</text:p>
          </table:table-cell>
          <table:table-cell office:value-type="float" office:value="0.01" calcext:value-type="float">
            <text:p>0.0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0687462" calcext:value-type="float">
            <text:p>0.00687462</text:p>
          </table:table-cell>
          <table:table-cell office:value-type="float" office:value="0.01" calcext:value-type="float">
            <text:p>0.0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string" calcext:value-type="string">
            <text:p>alpha_m</text:p>
          </table:table-cell>
          <table:table-cell office:value-type="float" office:value="0.00181381" calcext:value-type="float">
            <text:p>0.00181381</text:p>
          </table:table-cell>
          <table:table-cell office:value-type="float" office:value="0.00182491435344" calcext:value-type="float">
            <text:p>0.0018</text:p>
          </table:table-cell>
          <table:table-cell office:value-type="float" office:value="0.00045622858836" calcext:value-type="float">
            <text:p>0.0005</text:p>
          </table:table-cell>
          <table:table-cell table:style-name="ce47" office:value-type="float" office:value="0.00319360011852" calcext:value-type="float">
            <text:p>0.0032</text:p>
          </table:table-cell>
          <table:table-cell office:value-type="float" office:value="0.000475278" calcext:value-type="float">
            <text:p>0.000475278</text:p>
          </table:table-cell>
          <table:table-cell office:value-type="float" office:value="0.001825" calcext:value-type="float">
            <text:p>0.001825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57492" calcext:value-type="float">
            <text:p>0.00257492</text:p>
          </table:table-cell>
          <table:table-cell office:value-type="float" office:value="0.00182491435344" calcext:value-type="float">
            <text:p>0.00182491435344</text:p>
          </table:table-cell>
          <table:table-cell office:value-type="float" office:value="0.00045622858836" calcext:value-type="float">
            <text:p>0.00045622858836</text:p>
          </table:table-cell>
          <table:table-cell office:value-type="float" office:value="0.00319360011852" calcext:value-type="float">
            <text:p>0.00319360011852</text:p>
          </table:table-cell>
        </table:table-row>
        <table:table-row table:style-name="ro1">
          <table:table-cell office:value-type="string" calcext:value-type="string">
            <text:p>n_p</text:p>
          </table:table-cell>
          <table:table-cell office:value-type="float" office:value="2.04969" calcext:value-type="float">
            <text:p>2.04969</text:p>
          </table:table-cell>
          <table:table-cell table:style-name="ce16" office:value-type="float" office:value="2.05" calcext:value-type="float">
            <text:p>2.05</text:p>
          </table:table-cell>
          <table:table-cell table:style-name="ce16" office:value-type="float" office:value="1.025" calcext:value-type="float">
            <text:p>1.025</text:p>
          </table:table-cell>
          <table:table-cell table:style-name="ce45" office:value-type="float" office:value="3.075" calcext:value-type="float">
            <text:p>3.075</text:p>
          </table:table-cell>
          <table:table-cell office:value-type="float" office:value="1.48723" calcext:value-type="float">
            <text:p>1.48723</text:p>
          </table:table-cell>
          <table:table-cell office:value-type="float" office:value="2.05" calcext:value-type="float">
            <text:p>2.05</text:p>
          </table:table-cell>
          <table:table-cell office:value-type="float" office:value="1.025" calcext:value-type="float">
            <text:p>1.025</text:p>
          </table:table-cell>
          <table:table-cell office:value-type="float" office:value="3.075" calcext:value-type="float">
            <text:p>3.075</text:p>
          </table:table-cell>
          <table:table-cell office:value-type="float" office:value="1.50115" calcext:value-type="float">
            <text:p>1.50115</text:p>
          </table:table-cell>
          <table:table-cell office:value-type="float" office:value="1.5" calcext:value-type="float">
            <text:p>1.5</text:p>
          </table:table-cell>
          <table:table-cell office:value-type="float" office:value="1.025" calcext:value-type="float">
            <text:p>1.025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string" calcext:value-type="string">
            <text:p>n_m</text:p>
          </table:table-cell>
          <table:table-cell office:value-type="float" office:value="2.05003" calcext:value-type="float">
            <text:p>2.05003</text:p>
          </table:table-cell>
          <table:table-cell table:style-name="ce16" office:value-type="float" office:value="2.05" calcext:value-type="float">
            <text:p>2.05</text:p>
          </table:table-cell>
          <table:table-cell table:style-name="ce16" office:value-type="float" office:value="1.025" calcext:value-type="float">
            <text:p>1.025</text:p>
          </table:table-cell>
          <table:table-cell table:style-name="ce45" office:value-type="float" office:value="3.075" calcext:value-type="float">
            <text:p>3.07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_p</text:p>
          </table:table-cell>
          <table:table-cell office:value-type="float" office:value="0.228023" calcext:value-type="float">
            <text:p>0.228023</text:p>
          </table:table-cell>
          <table:table-cell office:value-type="float" office:value="0.22432414346" calcext:value-type="float">
            <text:p>0.2243</text:p>
          </table:table-cell>
          <table:table-cell office:value-type="float" office:value="0.056081035865" calcext:value-type="float">
            <text:p>0.0561</text:p>
          </table:table-cell>
          <table:table-cell table:style-name="ce47" office:value-type="float" office:value="0.392567251055" calcext:value-type="float">
            <text:p>0.3926</text:p>
          </table:table-cell>
          <table:table-cell office:value-type="float" office:value="0.178925" calcext:value-type="float">
            <text:p>0.178925</text:p>
          </table:table-cell>
          <table:table-cell office:value-type="float" office:value="0.224" calcext:value-type="float">
            <text:p>0.224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134712" calcext:value-type="float">
            <text:p>0.134712</text:p>
          </table:table-cell>
          <table:table-cell office:value-type="float" office:value="0.1" calcext:value-type="float">
            <text:p>0.1</text:p>
          </table:table-cell>
          <table:table-cell office:value-type="float" office:value="0.024" calcext:value-type="float">
            <text:p>0.02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wr_m</text:p>
          </table:table-cell>
          <table:table-cell office:value-type="float" office:value="0.161782" calcext:value-type="float">
            <text:p>0.161782</text:p>
          </table:table-cell>
          <table:table-cell office:value-type="float" office:value="0.1594880648121" calcext:value-type="float">
            <text:p>0.1595</text:p>
          </table:table-cell>
          <table:table-cell office:value-type="float" office:value="0.039872016203025" calcext:value-type="float">
            <text:p>0.0399</text:p>
          </table:table-cell>
          <table:table-cell table:style-name="ce47" office:value-type="float" office:value="0.279104113421175" calcext:value-type="float">
            <text:p>0.279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s_p</text:p>
          </table:table-cell>
          <table:table-cell office:value-type="float" office:value="0.442337" calcext:value-type="float">
            <text:p>0.442337</text:p>
          </table:table-cell>
          <table:table-cell office:value-type="float" office:value="0.43957660836642" calcext:value-type="float">
            <text:p>0.4396</text:p>
          </table:table-cell>
          <table:table-cell office:value-type="float" office:value="0.109894152091605" calcext:value-type="float">
            <text:p>0.1099</text:p>
          </table:table-cell>
          <table:table-cell table:style-name="ce47" office:value-type="float" office:value="0.769259064641235" calcext:value-type="float">
            <text:p>0.769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s_m</text:p>
          </table:table-cell>
          <table:table-cell office:value-type="float" office:value="0.951793" calcext:value-type="float">
            <text:p>0.951793</text:p>
          </table:table-cell>
          <table:table-cell office:value-type="float" office:value="0.9521050640268" calcext:value-type="float">
            <text:p>0.9521</text:p>
          </table:table-cell>
          <table:table-cell office:value-type="float" office:value="0.2380262660067" calcext:value-type="float">
            <text:p>0.2380</text:p>
          </table:table-cell>
          <table:table-cell table:style-name="ce47" office:value-type="float" office:value="1.6661838620469" calcext:value-type="float">
            <text:p>1.66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d_p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10102340591993" calcext:value-type="float">
            <text:p>0.1010</text:p>
          </table:table-cell>
          <table:table-cell office:value-type="float" office:value="0.0252558514799825" calcext:value-type="float">
            <text:p>0.0253</text:p>
          </table:table-cell>
          <table:table-cell table:style-name="ce47" office:value-type="float" office:value="0.176790960359877" calcext:value-type="float">
            <text:p>0.176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d_m</text:p>
          </table:table-cell>
          <table:table-cell office:value-type="float" office:value="0.984239" calcext:value-type="float">
            <text:p>0.984239</text:p>
          </table:table-cell>
          <table:table-cell office:value-type="float" office:value="0.98440542894689" calcext:value-type="float">
            <text:p>0.9844</text:p>
          </table:table-cell>
          <table:table-cell office:value-type="float" office:value="0.246101357236722" calcext:value-type="float">
            <text:p>0.2461</text:p>
          </table:table-cell>
          <table:table-cell table:style-name="ce47" office:value-type="float" office:value="1.72270950065706" calcext:value-type="float">
            <text:p>1.722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_p</text:p>
          </table:table-cell>
          <table:table-cell office:value-type="float" office:value="1.50507" calcext:value-type="float">
            <text:p>1.50507</text:p>
          </table:table-cell>
          <table:table-cell office:value-type="float" office:value="1.5051141503909" calcext:value-type="float">
            <text:p>1.5051</text:p>
          </table:table-cell>
          <table:table-cell office:value-type="float" office:value="0.376278537597725" calcext:value-type="float">
            <text:p>0.3763</text:p>
          </table:table-cell>
          <table:table-cell table:style-name="ce47" office:value-type="float" office:value="2.63394976318407" calcext:value-type="float">
            <text:p>2.633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_m</text:p>
          </table:table-cell>
          <table:table-cell office:value-type="float" office:value="1.49941" calcext:value-type="float">
            <text:p>1.49941</text:p>
          </table:table-cell>
          <table:table-cell office:value-type="float" office:value="1.4993891283097" calcext:value-type="float">
            <text:p>1.4994</text:p>
          </table:table-cell>
          <table:table-cell office:value-type="float" office:value="0.374847282077425" calcext:value-type="float">
            <text:p>0.3748</text:p>
          </table:table-cell>
          <table:table-cell table:style-name="ce47" office:value-type="float" office:value="2.62393097454198" calcext:value-type="float">
            <text:p>2.623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f_p</text:p>
          </table:table-cell>
          <table:table-cell office:value-type="float" office:value="0.485737" calcext:value-type="float">
            <text:p>0.485737</text:p>
          </table:table-cell>
          <table:table-cell office:value-type="float" office:value="0.48693541309098" calcext:value-type="float">
            <text:p>0.4869</text:p>
          </table:table-cell>
          <table:table-cell office:value-type="float" office:value="0.121733853272745" calcext:value-type="float">
            <text:p>0.1217</text:p>
          </table:table-cell>
          <table:table-cell table:style-name="ce47" office:value-type="float" office:value="0.852136972909215" calcext:value-type="float">
            <text:p>0.85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f_m</text:p>
          </table:table-cell>
          <table:table-cell office:value-type="float" office:value="0.698884" calcext:value-type="float">
            <text:p>0.698884</text:p>
          </table:table-cell>
          <table:table-cell office:value-type="float" office:value="0.69888402864099" calcext:value-type="float">
            <text:p>0.6989</text:p>
          </table:table-cell>
          <table:table-cell office:value-type="float" office:value="0.174721007160247" calcext:value-type="float">
            <text:p>0.1747</text:p>
          </table:table-cell>
          <table:table-cell table:style-name="ce47" office:value-type="float" office:value="1.22304705012173" calcext:value-type="float">
            <text:p>1.223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_p</text:p>
          </table:table-cell>
          <table:table-cell office:value-type="float" office:value="0.638408" calcext:value-type="float">
            <text:p>0.638408</text:p>
          </table:table-cell>
          <table:table-cell office:value-type="float" office:value="0.63739495707099" calcext:value-type="float">
            <text:p>0.6374</text:p>
          </table:table-cell>
          <table:table-cell office:value-type="float" office:value="0.159348739267748" calcext:value-type="float">
            <text:p>0.1593</text:p>
          </table:table-cell>
          <table:table-cell table:style-name="ce47" office:value-type="float" office:value="1.11544117487423" calcext:value-type="float">
            <text:p>1.1154</text:p>
          </table:table-cell>
          <table:table-cell office:value-type="float" office:value="0.421524" calcext:value-type="float">
            <text:p>0.421524</text:p>
          </table:table-cell>
          <table:table-cell office:value-type="float" office:value="0.637" calcext:value-type="float">
            <text:p>0.637</text:p>
          </table:table-cell>
          <table:table-cell office:value-type="float" office:value="0.15935" calcext:value-type="float">
            <text:p>0.15935</text:p>
          </table:table-cell>
          <table:table-cell office:value-type="float" office:value="1.115" calcext:value-type="float">
            <text:p>1.115</text:p>
          </table:table-cell>
          <table:table-cell office:value-type="float" office:value="0.646619" calcext:value-type="float">
            <text:p>0.646619</text:p>
          </table:table-cell>
          <table:table-cell office:value-type="float" office:value="0.63739" calcext:value-type="float">
            <text:p>0.63739</text:p>
          </table:table-cell>
          <table:table-cell office:value-type="float" office:value="0.159" calcext:value-type="float">
            <text:p>0.15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por_m</text:p>
          </table:table-cell>
          <table:table-cell office:value-type="float" office:value="0.481638" calcext:value-type="float">
            <text:p>0.481638</text:p>
          </table:table-cell>
          <table:table-cell office:value-type="float" office:value="0.48103076529074" calcext:value-type="float">
            <text:p>0.4810</text:p>
          </table:table-cell>
          <table:table-cell office:value-type="float" office:value="0.120257691322685" calcext:value-type="float">
            <text:p>0.1203</text:p>
          </table:table-cell>
          <table:table-cell table:style-name="ce47" office:value-type="float" office:value="0.841803839258795" calcext:value-type="float">
            <text:p>0.8418</text:p>
          </table:table-cell>
          <table:table-cell office:value-type="float" office:value="0.362321" calcext:value-type="float">
            <text:p>0.362321</text:p>
          </table:table-cell>
          <table:table-cell office:value-type="float" office:value="0.481" calcext:value-type="float">
            <text:p>0.481</text:p>
          </table:table-cell>
          <table:table-cell office:value-type="float" office:value="0.12" calcext:value-type="float">
            <text:p>0.12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483211" calcext:value-type="float">
            <text:p>0.483211</text:p>
          </table:table-cell>
          <table:table-cell office:value-type="float" office:value="0.48103076529074" calcext:value-type="float">
            <text:p>0.48103076529074</text:p>
          </table:table-cell>
          <table:table-cell office:value-type="float" office:value="0.120257691322685" calcext:value-type="float">
            <text:p>0.120257691322685</text:p>
          </table:table-cell>
          <table:table-cell office:value-type="float" office:value="0.841803839258795" calcext:value-type="float">
            <text:p>0.841803839258795</text:p>
          </table:table-cell>
        </table:table-row>
        <table:table-row table:style-name="ro1">
          <table:table-cell office:value-type="string" calcext:value-type="string">
            <text:p>perm_p</text:p>
          </table:table-cell>
          <table:table-cell table:style-name="ce46" office:value-type="float" office:value="0.0000000000133666" calcext:value-type="float">
            <text:p>1.34E-11</text:p>
          </table:table-cell>
          <table:table-cell table:style-name="ce33" office:value-type="float" office:value="0.0000000000534662212722" calcext:value-type="float">
            <text:p>5.35E-11</text:p>
          </table:table-cell>
          <table:table-cell table:style-name="ce33" office:value-type="float" office:value="0.00000000001336655531805" calcext:value-type="float">
            <text:p>1.34E-11</text:p>
          </table:table-cell>
          <table:table-cell table:style-name="ce46" office:value-type="float" office:value="0.00000000009356588722635" calcext:value-type="float">
            <text:p>9.36E-11</text:p>
          </table:table-cell>
          <table:table-cell table:style-name="ce33" office:value-type="float" office:value="0.0000000000133666" calcext:value-type="float">
            <text:p>1.34E-11</text:p>
          </table:table-cell>
          <table:table-cell table:style-name="ce33" office:value-type="float" office:value="0.00000000005346" calcext:value-type="float">
            <text:p>5.35E-11</text:p>
          </table:table-cell>
          <table:table-cell table:style-name="ce33" office:value-type="float" office:value="0.000000000013366" calcext:value-type="float">
            <text:p>1.34E-11</text:p>
          </table:table-cell>
          <table:table-cell table:style-name="ce33" office:value-type="float" office:value="0.000000000093565" calcext:value-type="float">
            <text:p>9.36E-11</text:p>
          </table:table-cell>
          <table:table-cell table:style-name="ce33" office:value-type="float" office:value="0.0000000000935659" calcext:value-type="float">
            <text:p>9.36E-11</text:p>
          </table:table-cell>
          <table:table-cell table:style-name="ce33" office:value-type="float" office:value="0.0000000000534662212722" calcext:value-type="float">
            <text:p>5.35E-11</text:p>
          </table:table-cell>
          <table:table-cell table:style-name="ce33" office:value-type="float" office:value="0.00000000001336655531805" calcext:value-type="float">
            <text:p>1.34E-11</text:p>
          </table:table-cell>
          <table:table-cell table:style-name="ce33" office:value-type="float" office:value="0.00000000009356588722635" calcext:value-type="float">
            <text:p>9.36E-11</text:p>
          </table:table-cell>
        </table:table-row>
        <table:table-row table:style-name="ro1">
          <table:table-cell office:value-type="string" calcext:value-type="string">
            <text:p>perm_m</text:p>
          </table:table-cell>
          <table:table-cell table:style-name="ce46" office:value-type="float" office:value="0.000000000000118799" calcext:value-type="float">
            <text:p>1.19E-13</text:p>
          </table:table-cell>
          <table:table-cell table:style-name="ce33" office:value-type="float" office:value="0.0000000000001" calcext:value-type="float">
            <text:p>1.00E-13</text:p>
          </table:table-cell>
          <table:table-cell table:style-name="ce33" office:value-type="float" office:value="0.000000000000025" calcext:value-type="float">
            <text:p>2.50E-14</text:p>
          </table:table-cell>
          <table:table-cell table:style-name="ce46" office:value-type="float" office:value="0.000000000000175" calcext:value-type="float">
            <text:p>1.75E-13</text:p>
          </table:table-cell>
          <table:table-cell table:style-name="ce33" office:value-type="float" office:value="0.0000000000000304505" calcext:value-type="float">
            <text:p>3.05E-14</text:p>
          </table:table-cell>
          <table:table-cell table:style-name="ce33" office:value-type="float" office:value="0.0000000000001" calcext:value-type="float">
            <text:p>1.00E-13</text:p>
          </table:table-cell>
          <table:table-cell table:style-name="ce33" office:value-type="float" office:value="0.000000000000025" calcext:value-type="float">
            <text:p>2.50E-14</text:p>
          </table:table-cell>
          <table:table-cell table:style-name="ce33" office:value-type="float" office:value="0.000000000000175" calcext:value-type="float">
            <text:p>1.75E-13</text:p>
          </table:table-cell>
          <table:table-cell table:style-name="ce33" office:value-type="float" office:value="0.000000000000071936" calcext:value-type="float">
            <text:p>7.19E-14</text:p>
          </table:table-cell>
          <table:table-cell table:style-name="ce33" office:value-type="float" office:value="0.0000000000001" calcext:value-type="float">
            <text:p>1.00E-13</text:p>
          </table:table-cell>
          <table:table-cell table:style-name="ce33" office:value-type="float" office:value="0.000000000000025" calcext:value-type="float">
            <text:p>2.50E-14</text:p>
          </table:table-cell>
          <table:table-cell table:style-name="ce33" office:value-type="float" office:value="0.000000000000175" calcext:value-type="float">
            <text:p>1.75E-13</text:p>
          </table:table-cell>
        </table:table-row>
        <table:table-row table:style-name="ro1">
          <table:table-cell office:value-type="string" calcext:value-type="string">
            <text:p>den_p</text:p>
          </table:table-cell>
          <table:table-cell office:value-type="float" office:value="900" calcext:value-type="float">
            <text:p>900</text:p>
          </table:table-cell>
          <table:table-cell table:style-name="ce16" office:value-type="float" office:value="900" calcext:value-type="float">
            <text:p>900</text:p>
          </table:table-cell>
          <table:table-cell table:style-name="ce16" office:value-type="float" office:value="225" calcext:value-type="float">
            <text:p>225</text:p>
          </table:table-cell>
          <table:table-cell table:style-name="ce45"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_m</text:p>
          </table:table-cell>
          <table:table-cell office:value-type="float" office:value="1900" calcext:value-type="float">
            <text:p>1900</text:p>
          </table:table-cell>
          <table:table-cell table:style-name="ce16" office:value-type="float" office:value="1900" calcext:value-type="float">
            <text:p>1900</text:p>
          </table:table-cell>
          <table:table-cell table:style-name="ce16" office:value-type="float" office:value="950" calcext:value-type="float">
            <text:p>950</text:p>
          </table:table-cell>
          <table:table-cell table:style-name="ce45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bc</text:p>
          </table:table-cell>
          <table:table-cell office:value-type="float" office:value="268.45" calcext:value-type="float">
            <text:p>268.45</text:p>
          </table:table-cell>
          <table:table-cell table:style-name="ce16" office:value-type="float" office:value="268.45" calcext:value-type="float">
            <text:p>268.45</text:p>
          </table:table-cell>
          <table:table-cell table:style-name="ce16" office:value-type="float" office:value="263.15" calcext:value-type="float">
            <text:p>263.15</text:p>
          </table:table-cell>
          <table:table-cell table:style-name="ce45" office:value-type="float" office:value="274.15" calcext:value-type="float">
            <text:p>274.15</text:p>
          </table:table-cell>
          <table:table-cell table:number-columns-repeated="2" office:value-type="float" office:value="268.45" calcext:value-type="float">
            <text:p>268.45</text:p>
          </table:table-cell>
          <table:table-cell office:value-type="float" office:value="263.15" calcext:value-type="float">
            <text:p>263.15</text:p>
          </table:table-cell>
          <table:table-cell office:value-type="float" office:value="274.15" calcext:value-type="float">
            <text:p>274.15</text:p>
          </table:table-cell>
          <table:table-cell table:number-columns-repeated="2" office:value-type="float" office:value="268.45" calcext:value-type="float">
            <text:p>268.45</text:p>
          </table:table-cell>
          <table:table-cell office:value-type="float" office:value="263.15" calcext:value-type="float">
            <text:p>263.15</text:p>
          </table:table-cell>
          <table:table-cell office:value-type="float" office:value="274.15" calcext:value-type="float">
            <text:p>274.15</text:p>
          </table:table-cell>
        </table:table-row>
        <table:table-row table:style-name="ro1">
          <table:table-cell office:value-type="string" calcext:value-type="string">
            <text:p>pen_s</text:p>
          </table:table-cell>
          <table:table-cell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5" calcext:value-type="float">
            <text:p>0.035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z_bg</text:p>
          </table:table-cell>
          <table:table-cell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z_s</text:p>
          </table:table-cell>
          <table:table-cell office:value-type="string" calcext:value-type="string">
            <text:p>-</text:p>
          </table:table-cell>
          <table:table-cell table:number-columns-repeated="3" table:style-name="ce45" office:value-type="string" calcext:value-type="string">
            <text:p>-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875" calcext:value-type="float">
            <text:p>0.00875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875" calcext:value-type="float">
            <text:p>0.00875</text:p>
          </table:table-cell>
        </table:table-row>
        <table:table-row table:style-name="ro1">
          <table:table-cell/>
          <table:table-cell table:style-name="ce16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 table:number-rows-repeated="12">
          <table:table-cell table:style-name="Default" table:number-columns-repeated="4"/>
          <table:table-cell/>
          <table:table-cell table:style-name="Default" table:number-columns-repeated="8"/>
        </table:table-row>
        <table:table-row table:style-name="ro1">
          <table:table-cell table:style-name="Default"/>
          <table:table-cell table:style-name="ce28" table:number-columns-repeated="3"/>
          <table:table-cell/>
          <table:table-cell table:style-name="Default" table:number-columns-repeated="8"/>
        </table:table-row>
        <table:table-row table:style-name="ro1">
          <table:table-cell table:style-name="Default"/>
          <table:table-cell table:style-name="ce28" table:number-columns-repeated="3"/>
          <table:table-cell/>
          <table:table-cell table:style-name="Default" table:number-columns-repeated="8"/>
        </table:table-row>
      </table:table>
      <table:table table:name="Case1" table:style-name="ta1"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column table:style-name="co17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parnme</text:p>
          </table:table-cell>
          <table:table-cell office:value-type="string" calcext:value-type="string">
            <text:p>partrans</text:p>
          </table:table-cell>
          <table:table-cell office:value-type="string" calcext:value-type="string">
            <text:p>parchglim</text:p>
          </table:table-cell>
          <table:table-cell office:value-type="string" calcext:value-type="string">
            <text:p>parval1</text:p>
          </table:table-cell>
          <table:table-cell office:value-type="string" calcext:value-type="string">
            <text:p>parlbnd</text:p>
          </table:table-cell>
          <table:table-cell office:value-type="string" calcext:value-type="string">
            <text:p>parubnd</text:p>
          </table:table-cell>
          <table:table-cell office:value-type="string" calcext:value-type="string">
            <text:p>pargp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dercom</text:p>
          </table:table-cell>
        </table:table-row>
        <table:table-row table:style-name="ro1">
          <table:table-cell office:value-type="string" calcext:value-type="string">
            <text:p>alpha_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01" calcext:value-type="float">
            <text:p>0.0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75" calcext:value-type="float">
            <text:p>0.0175</text:p>
          </table:table-cell>
          <table:table-cell office:value-type="string" calcext:value-type="string">
            <text:p>alpha_p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ha_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00182491435344" calcext:value-type="float">
            <text:p>0.00182491435344</text:p>
          </table:table-cell>
          <table:table-cell office:value-type="float" office:value="0.00045622858836" calcext:value-type="float">
            <text:p>0.00045622858836</text:p>
          </table:table-cell>
          <table:table-cell office:value-type="float" office:value="0.00319360011852" calcext:value-type="float">
            <text:p>0.00319360011852</text:p>
          </table:table-cell>
          <table:table-cell office:value-type="string" calcext:value-type="string">
            <text:p>alpha_m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_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2.05" calcext:value-type="float">
            <text:p>2.05</text:p>
          </table:table-cell>
          <table:table-cell office:value-type="float" office:value="1.025" calcext:value-type="float">
            <text:p>1.025</text:p>
          </table:table-cell>
          <table:table-cell office:value-type="float" office:value="3.075" calcext:value-type="float">
            <text:p>3.075</text:p>
          </table:table-cell>
          <table:table-cell office:value-type="string" calcext:value-type="string">
            <text:p>n_p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_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2.05" calcext:value-type="float">
            <text:p>2.05</text:p>
          </table:table-cell>
          <table:table-cell office:value-type="float" office:value="1.025" calcext:value-type="float">
            <text:p>1.025</text:p>
          </table:table-cell>
          <table:table-cell office:value-type="float" office:value="3.075" calcext:value-type="float">
            <text:p>3.075</text:p>
          </table:table-cell>
          <table:table-cell office:value-type="string" calcext:value-type="string">
            <text:p>n_m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r_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22432414346" calcext:value-type="float">
            <text:p>0.22432414346</text:p>
          </table:table-cell>
          <table:table-cell office:value-type="float" office:value="0.056081035865" calcext:value-type="float">
            <text:p>0.056081035865</text:p>
          </table:table-cell>
          <table:table-cell office:value-type="float" office:value="0.392567251055" calcext:value-type="float">
            <text:p>0.392567251055</text:p>
          </table:table-cell>
          <table:table-cell office:value-type="string" calcext:value-type="string">
            <text:p>wr_p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r_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1594880648121" calcext:value-type="float">
            <text:p>0.1594880648121</text:p>
          </table:table-cell>
          <table:table-cell office:value-type="float" office:value="0.039872016203025" calcext:value-type="float">
            <text:p>0.039872016203025</text:p>
          </table:table-cell>
          <table:table-cell office:value-type="float" office:value="0.279104113421175" calcext:value-type="float">
            <text:p>0.279104113421175</text:p>
          </table:table-cell>
          <table:table-cell office:value-type="string" calcext:value-type="string">
            <text:p>wr_m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s_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43957660836642" calcext:value-type="float">
            <text:p>0.43957660836642</text:p>
          </table:table-cell>
          <table:table-cell office:value-type="float" office:value="0.109894152091605" calcext:value-type="float">
            <text:p>0.109894152091605</text:p>
          </table:table-cell>
          <table:table-cell office:value-type="float" office:value="0.769259064641235" calcext:value-type="float">
            <text:p>0.769259064641235</text:p>
          </table:table-cell>
          <table:table-cell office:value-type="string" calcext:value-type="string">
            <text:p>tcs_p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s_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9521050640268" calcext:value-type="float">
            <text:p>0.9521050640268</text:p>
          </table:table-cell>
          <table:table-cell office:value-type="float" office:value="0.2380262660067" calcext:value-type="float">
            <text:p>0.2380262660067</text:p>
          </table:table-cell>
          <table:table-cell office:value-type="float" office:value="1.6661838620469" calcext:value-type="float">
            <text:p>1.6661838620469</text:p>
          </table:table-cell>
          <table:table-cell office:value-type="string" calcext:value-type="string">
            <text:p>tcs_m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d_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10102340591993" calcext:value-type="float">
            <text:p>0.10102340591993</text:p>
          </table:table-cell>
          <table:table-cell office:value-type="float" office:value="0.0252558514799825" calcext:value-type="float">
            <text:p>0.025255851479983</text:p>
          </table:table-cell>
          <table:table-cell office:value-type="float" office:value="0.176790960359877" calcext:value-type="float">
            <text:p>0.176790960359877</text:p>
          </table:table-cell>
          <table:table-cell office:value-type="string" calcext:value-type="string">
            <text:p>tcd_p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d_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98440542894689" calcext:value-type="float">
            <text:p>0.98440542894689</text:p>
          </table:table-cell>
          <table:table-cell office:value-type="float" office:value="0.246101357236722" calcext:value-type="float">
            <text:p>0.246101357236722</text:p>
          </table:table-cell>
          <table:table-cell office:value-type="float" office:value="1.72270950065706" calcext:value-type="float">
            <text:p>1.72270950065706</text:p>
          </table:table-cell>
          <table:table-cell office:value-type="string" calcext:value-type="string">
            <text:p>tcd_m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_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1.5051141503909" calcext:value-type="float">
            <text:p>1.5051141503909</text:p>
          </table:table-cell>
          <table:table-cell office:value-type="float" office:value="0.376278537597725" calcext:value-type="float">
            <text:p>0.376278537597725</text:p>
          </table:table-cell>
          <table:table-cell office:value-type="float" office:value="2.63394976318407" calcext:value-type="float">
            <text:p>2.63394976318407</text:p>
          </table:table-cell>
          <table:table-cell office:value-type="string" calcext:value-type="string">
            <text:p>af_p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_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1.4993891283097" calcext:value-type="float">
            <text:p>1.4993891283097</text:p>
          </table:table-cell>
          <table:table-cell office:value-type="float" office:value="0.374847282077425" calcext:value-type="float">
            <text:p>0.374847282077425</text:p>
          </table:table-cell>
          <table:table-cell office:value-type="float" office:value="2.62393097454198" calcext:value-type="float">
            <text:p>2.62393097454198</text:p>
          </table:table-cell>
          <table:table-cell office:value-type="string" calcext:value-type="string">
            <text:p>af_m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f_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48693541309098" calcext:value-type="float">
            <text:p>0.48693541309098</text:p>
          </table:table-cell>
          <table:table-cell office:value-type="float" office:value="0.121733853272745" calcext:value-type="float">
            <text:p>0.121733853272745</text:p>
          </table:table-cell>
          <table:table-cell office:value-type="float" office:value="0.852136972909215" calcext:value-type="float">
            <text:p>0.852136972909215</text:p>
          </table:table-cell>
          <table:table-cell office:value-type="string" calcext:value-type="string">
            <text:p>auf_p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f_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69888402864099" calcext:value-type="float">
            <text:p>0.69888402864099</text:p>
          </table:table-cell>
          <table:table-cell office:value-type="float" office:value="0.174721007160247" calcext:value-type="float">
            <text:p>0.174721007160247</text:p>
          </table:table-cell>
          <table:table-cell office:value-type="float" office:value="1.22304705012173" calcext:value-type="float">
            <text:p>1.22304705012173</text:p>
          </table:table-cell>
          <table:table-cell office:value-type="string" calcext:value-type="string">
            <text:p>auf_m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_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63739495707099" calcext:value-type="float">
            <text:p>0.63739495707099</text:p>
          </table:table-cell>
          <table:table-cell office:value-type="float" office:value="0.159348739267748" calcext:value-type="float">
            <text:p>0.159348739267748</text:p>
          </table:table-cell>
          <table:table-cell office:value-type="float" office:value="1.11544117487423" calcext:value-type="float">
            <text:p>1.11544117487423</text:p>
          </table:table-cell>
          <table:table-cell office:value-type="string" calcext:value-type="string">
            <text:p>por_p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_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48103076529074" calcext:value-type="float">
            <text:p>0.48103076529074</text:p>
          </table:table-cell>
          <table:table-cell office:value-type="float" office:value="0.120257691322685" calcext:value-type="float">
            <text:p>0.120257691322685</text:p>
          </table:table-cell>
          <table:table-cell office:value-type="float" office:value="0.841803839258795" calcext:value-type="float">
            <text:p>0.841803839258795</text:p>
          </table:table-cell>
          <table:table-cell office:value-type="string" calcext:value-type="string">
            <text:p>por_m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m_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table:style-name="ce28" office:value-type="float" office:value="0.0000000000534662212722" calcext:value-type="float">
            <text:p>5.35E-11</text:p>
          </table:table-cell>
          <table:table-cell table:style-name="ce28" office:value-type="float" office:value="0.00000000001336655531805" calcext:value-type="float">
            <text:p>1.34E-11</text:p>
          </table:table-cell>
          <table:table-cell table:style-name="ce28" office:value-type="float" office:value="0.00000000009356588722635" calcext:value-type="float">
            <text:p>9.36E-11</text:p>
          </table:table-cell>
          <table:table-cell office:value-type="string" calcext:value-type="string">
            <text:p>perm_p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m_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table:style-name="ce28" office:value-type="float" office:value="0.0000000000001" calcext:value-type="float">
            <text:p>1.00E-13</text:p>
          </table:table-cell>
          <table:table-cell table:style-name="ce28" office:value-type="float" office:value="0.000000000000025" calcext:value-type="float">
            <text:p>2.50E-14</text:p>
          </table:table-cell>
          <table:table-cell table:style-name="ce28" office:value-type="float" office:value="0.000000000000175" calcext:value-type="float">
            <text:p>1.75E-13</text:p>
          </table:table-cell>
          <table:table-cell office:value-type="string" calcext:value-type="string">
            <text:p>perm_m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_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900" calcext:value-type="float">
            <text:p>900</text:p>
          </table:table-cell>
          <table:table-cell office:value-type="float" office:value="225" calcext:value-type="float">
            <text:p>225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den_p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_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1900" calcext:value-type="float">
            <text:p>1900</text:p>
          </table:table-cell>
          <table:table-cell office:value-type="float" office:value="950" calcext:value-type="float">
            <text:p>950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den_m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tom_b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268.45" calcext:value-type="float">
            <text:p>268.45</text:p>
          </table:table-cell>
          <table:table-cell office:value-type="float" office:value="263.15" calcext:value-type="float">
            <text:p>263.15</text:p>
          </table:table-cell>
          <table:table-cell office:value-type="float" office:value="274.15" calcext:value-type="float">
            <text:p>274.15</text:p>
          </table:table-cell>
          <table:table-cell office:value-type="string" calcext:value-type="string">
            <text:p>bottom_bc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parnme</text:p>
          </table:table-cell>
          <table:table-cell office:value-type="string" calcext:value-type="string">
            <text:p>Parval1_1</text:p>
          </table:table-cell>
          <table:table-cell office:value-type="string" calcext:value-type="string">
            <text:p>Parlbnd_1</text:p>
          </table:table-cell>
          <table:table-cell office:value-type="string" calcext:value-type="string">
            <text:p>Parubnd_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_p</text:p>
          </table:table-cell>
          <table:table-cell office:value-type="float" office:value="0.01" calcext:value-type="float">
            <text:p>0.0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75" calcext:value-type="float">
            <text:p>0.0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_m</text:p>
          </table:table-cell>
          <table:table-cell office:value-type="float" office:value="0.00182491435344" calcext:value-type="float">
            <text:p>0.00182491435344</text:p>
          </table:table-cell>
          <table:table-cell office:value-type="float" office:value="0.00045622858836" calcext:value-type="float">
            <text:p>0.00045622858836</text:p>
          </table:table-cell>
          <table:table-cell office:value-type="float" office:value="0.00319360011852" calcext:value-type="float">
            <text:p>0.003193600118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_p</text:p>
          </table:table-cell>
          <table:table-cell office:value-type="float" office:value="2.05" calcext:value-type="float">
            <text:p>2.05</text:p>
          </table:table-cell>
          <table:table-cell office:value-type="float" office:value="1.025" calcext:value-type="float">
            <text:p>1.025</text:p>
          </table:table-cell>
          <table:table-cell office:value-type="float" office:value="3.075" calcext:value-type="float">
            <text:p>3.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_m</text:p>
          </table:table-cell>
          <table:table-cell office:value-type="float" office:value="2.05" calcext:value-type="float">
            <text:p>2.05</text:p>
          </table:table-cell>
          <table:table-cell office:value-type="float" office:value="1.025" calcext:value-type="float">
            <text:p>1.025</text:p>
          </table:table-cell>
          <table:table-cell office:value-type="float" office:value="3.075" calcext:value-type="float">
            <text:p>3.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_p</text:p>
          </table:table-cell>
          <table:table-cell office:value-type="float" office:value="0.22432414346" calcext:value-type="float">
            <text:p>0.22432414346</text:p>
          </table:table-cell>
          <table:table-cell office:value-type="float" office:value="0.056081035865" calcext:value-type="float">
            <text:p>0.056081035865</text:p>
          </table:table-cell>
          <table:table-cell office:value-type="float" office:value="0.392567251055" calcext:value-type="float">
            <text:p>0.3925672510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_m</text:p>
          </table:table-cell>
          <table:table-cell office:value-type="float" office:value="0.1594880648121" calcext:value-type="float">
            <text:p>0.1594880648121</text:p>
          </table:table-cell>
          <table:table-cell office:value-type="float" office:value="0.039872016203025" calcext:value-type="float">
            <text:p>0.039872016203025</text:p>
          </table:table-cell>
          <table:table-cell office:value-type="float" office:value="0.279104113421175" calcext:value-type="float">
            <text:p>0.279104113421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s_p</text:p>
          </table:table-cell>
          <table:table-cell office:value-type="float" office:value="0.43957660836642" calcext:value-type="float">
            <text:p>0.43957660836642</text:p>
          </table:table-cell>
          <table:table-cell office:value-type="float" office:value="0.109894152091605" calcext:value-type="float">
            <text:p>0.109894152091605</text:p>
          </table:table-cell>
          <table:table-cell office:value-type="float" office:value="0.769259064641235" calcext:value-type="float">
            <text:p>0.769259064641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s_m</text:p>
          </table:table-cell>
          <table:table-cell office:value-type="float" office:value="0.9521050640268" calcext:value-type="float">
            <text:p>0.9521050640268</text:p>
          </table:table-cell>
          <table:table-cell office:value-type="float" office:value="0.2380262660067" calcext:value-type="float">
            <text:p>0.2380262660067</text:p>
          </table:table-cell>
          <table:table-cell office:value-type="float" office:value="1.6661838620469" calcext:value-type="float">
            <text:p>1.66618386204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d_p</text:p>
          </table:table-cell>
          <table:table-cell office:value-type="float" office:value="0.10102340591993" calcext:value-type="float">
            <text:p>0.10102340591993</text:p>
          </table:table-cell>
          <table:table-cell office:value-type="float" office:value="0.0252558514799825" calcext:value-type="float">
            <text:p>0.025255851479983</text:p>
          </table:table-cell>
          <table:table-cell office:value-type="float" office:value="0.176790960359877" calcext:value-type="float">
            <text:p>0.1767909603598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d_m</text:p>
          </table:table-cell>
          <table:table-cell office:value-type="float" office:value="0.98440542894689" calcext:value-type="float">
            <text:p>0.98440542894689</text:p>
          </table:table-cell>
          <table:table-cell office:value-type="float" office:value="0.246101357236722" calcext:value-type="float">
            <text:p>0.246101357236722</text:p>
          </table:table-cell>
          <table:table-cell office:value-type="float" office:value="1.72270950065706" calcext:value-type="float">
            <text:p>1.72270950065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_p</text:p>
          </table:table-cell>
          <table:table-cell office:value-type="float" office:value="1.5051141503909" calcext:value-type="float">
            <text:p>1.5051141503909</text:p>
          </table:table-cell>
          <table:table-cell office:value-type="float" office:value="0.376278537597725" calcext:value-type="float">
            <text:p>0.376278537597725</text:p>
          </table:table-cell>
          <table:table-cell office:value-type="float" office:value="2.63394976318407" calcext:value-type="float">
            <text:p>2.633949763184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_m</text:p>
          </table:table-cell>
          <table:table-cell office:value-type="float" office:value="1.4993891283097" calcext:value-type="float">
            <text:p>1.4993891283097</text:p>
          </table:table-cell>
          <table:table-cell office:value-type="float" office:value="0.374847282077425" calcext:value-type="float">
            <text:p>0.374847282077425</text:p>
          </table:table-cell>
          <table:table-cell office:value-type="float" office:value="2.62393097454198" calcext:value-type="float">
            <text:p>2.62393097454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_p</text:p>
          </table:table-cell>
          <table:table-cell office:value-type="float" office:value="0.48693541309098" calcext:value-type="float">
            <text:p>0.48693541309098</text:p>
          </table:table-cell>
          <table:table-cell office:value-type="float" office:value="0.121733853272745" calcext:value-type="float">
            <text:p>0.121733853272745</text:p>
          </table:table-cell>
          <table:table-cell office:value-type="float" office:value="0.852136972909215" calcext:value-type="float">
            <text:p>0.852136972909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_m</text:p>
          </table:table-cell>
          <table:table-cell office:value-type="float" office:value="0.69888402864099" calcext:value-type="float">
            <text:p>0.69888402864099</text:p>
          </table:table-cell>
          <table:table-cell office:value-type="float" office:value="0.174721007160247" calcext:value-type="float">
            <text:p>0.174721007160247</text:p>
          </table:table-cell>
          <table:table-cell office:value-type="float" office:value="1.22304705012173" calcext:value-type="float">
            <text:p>1.223047050121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_p</text:p>
          </table:table-cell>
          <table:table-cell office:value-type="float" office:value="0.63739495707099" calcext:value-type="float">
            <text:p>0.63739495707099</text:p>
          </table:table-cell>
          <table:table-cell office:value-type="float" office:value="0.159348739267748" calcext:value-type="float">
            <text:p>0.159348739267748</text:p>
          </table:table-cell>
          <table:table-cell office:value-type="float" office:value="1.11544117487423" calcext:value-type="float">
            <text:p>1.115441174874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_m</text:p>
          </table:table-cell>
          <table:table-cell office:value-type="float" office:value="0.48103076529074" calcext:value-type="float">
            <text:p>0.48103076529074</text:p>
          </table:table-cell>
          <table:table-cell office:value-type="float" office:value="0.120257691322685" calcext:value-type="float">
            <text:p>0.120257691322685</text:p>
          </table:table-cell>
          <table:table-cell office:value-type="float" office:value="0.841803839258795" calcext:value-type="float">
            <text:p>0.8418038392587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m_p</text:p>
          </table:table-cell>
          <table:table-cell table:style-name="ce28" office:value-type="float" office:value="0.0000000000534662212722" calcext:value-type="float">
            <text:p>5.35E-11</text:p>
          </table:table-cell>
          <table:table-cell table:style-name="ce28" office:value-type="float" office:value="0.00000000001336655531805" calcext:value-type="float">
            <text:p>1.34E-11</text:p>
          </table:table-cell>
          <table:table-cell table:style-name="ce28" office:value-type="float" office:value="0.00000000009356588722635" calcext:value-type="float">
            <text:p>9.36E-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m_m</text:p>
          </table:table-cell>
          <table:table-cell table:style-name="ce28" office:value-type="float" office:value="0.0000000000001" calcext:value-type="float">
            <text:p>1.00E-13</text:p>
          </table:table-cell>
          <table:table-cell table:style-name="ce28" office:value-type="float" office:value="0.000000000000025" calcext:value-type="float">
            <text:p>2.50E-14</text:p>
          </table:table-cell>
          <table:table-cell table:style-name="ce28" office:value-type="float" office:value="0.000000000000175" calcext:value-type="float">
            <text:p>1.75E-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_p</text:p>
          </table:table-cell>
          <table:table-cell office:value-type="float" office:value="900" calcext:value-type="float">
            <text:p>900</text:p>
          </table:table-cell>
          <table:table-cell office:value-type="float" office:value="225" calcext:value-type="float">
            <text:p>225</text:p>
          </table:table-cell>
          <table:table-cell office:value-type="float" office:value="1575" calcext:value-type="float">
            <text:p>1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_m</text:p>
          </table:table-cell>
          <table:table-cell office:value-type="float" office:value="1900" calcext:value-type="float">
            <text:p>1900</text:p>
          </table:table-cell>
          <table:table-cell office:value-type="float" office:value="950" calcext:value-type="float">
            <text:p>950</text:p>
          </table:table-cell>
          <table:table-cell office:value-type="float" office:value="2850" calcext:value-type="float">
            <text:p>28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ttom_bc</text:p>
          </table:table-cell>
          <table:table-cell office:value-type="float" office:value="268.45" calcext:value-type="float">
            <text:p>268.45</text:p>
          </table:table-cell>
          <table:table-cell office:value-type="float" office:value="263.15" calcext:value-type="float">
            <text:p>263.15</text:p>
          </table:table-cell>
          <table:table-cell office:value-type="float" office:value="274.15" calcext:value-type="float">
            <text:p>274.15</text:p>
          </table:table-cell>
          <table:table-cell table:number-columns-repeated="6"/>
        </table:table-row>
      </table:table>
      <table:table table:name="Case5" table:style-name="ta1">
        <table:table-column table:style-name="co5" table:number-columns-repeated="10" table:default-cell-style-name="Default"/>
        <table:table-row table:style-name="ro1">
          <table:table-cell office:value-type="string" calcext:value-type="string">
            <text:p>parnme</text:p>
          </table:table-cell>
          <table:table-cell office:value-type="string" calcext:value-type="string">
            <text:p>partrans</text:p>
          </table:table-cell>
          <table:table-cell office:value-type="string" calcext:value-type="string">
            <text:p>parchglim</text:p>
          </table:table-cell>
          <table:table-cell office:value-type="string" calcext:value-type="string">
            <text:p>parval1</text:p>
          </table:table-cell>
          <table:table-cell office:value-type="string" calcext:value-type="string">
            <text:p>parlbnd</text:p>
          </table:table-cell>
          <table:table-cell office:value-type="string" calcext:value-type="string">
            <text:p>parubnd</text:p>
          </table:table-cell>
          <table:table-cell office:value-type="string" calcext:value-type="string">
            <text:p>pargp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dercom</text:p>
          </table:table-cell>
        </table:table-row>
        <table:table-row table:style-name="ro1">
          <table:table-cell office:value-type="string" calcext:value-type="string">
            <text:p>alpha_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01" calcext:value-type="float">
            <text:p>0.0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75" calcext:value-type="float">
            <text:p>0.0175</text:p>
          </table:table-cell>
          <table:table-cell office:value-type="string" calcext:value-type="string">
            <text:p>alpha_p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ha_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001825" calcext:value-type="float">
            <text:p>0.001825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32" calcext:value-type="float">
            <text:p>0.0032</text:p>
          </table:table-cell>
          <table:table-cell office:value-type="string" calcext:value-type="string">
            <text:p>alpha_m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_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2.05" calcext:value-type="float">
            <text:p>2.05</text:p>
          </table:table-cell>
          <table:table-cell office:value-type="float" office:value="1.025" calcext:value-type="float">
            <text:p>1.025</text:p>
          </table:table-cell>
          <table:table-cell office:value-type="float" office:value="3.075" calcext:value-type="float">
            <text:p>3.075</text:p>
          </table:table-cell>
          <table:table-cell office:value-type="string" calcext:value-type="string">
            <text:p>n_p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r_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224" calcext:value-type="float">
            <text:p>0.224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3926" calcext:value-type="float">
            <text:p>0.3926</text:p>
          </table:table-cell>
          <table:table-cell office:value-type="string" calcext:value-type="string">
            <text:p>wr_p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_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637" calcext:value-type="float">
            <text:p>0.637</text:p>
          </table:table-cell>
          <table:table-cell office:value-type="float" office:value="0.15935" calcext:value-type="float">
            <text:p>0.15935</text:p>
          </table:table-cell>
          <table:table-cell office:value-type="float" office:value="1.115" calcext:value-type="float">
            <text:p>1.115</text:p>
          </table:table-cell>
          <table:table-cell office:value-type="string" calcext:value-type="string">
            <text:p>por_p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_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481" calcext:value-type="float">
            <text:p>0.481</text:p>
          </table:table-cell>
          <table:table-cell office:value-type="float" office:value="0.12" calcext:value-type="float">
            <text:p>0.12</text:p>
          </table:table-cell>
          <table:table-cell office:value-type="float" office:value="0.8418" calcext:value-type="float">
            <text:p>0.8418</text:p>
          </table:table-cell>
          <table:table-cell office:value-type="string" calcext:value-type="string">
            <text:p>por_m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m_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table:style-name="ce28" office:value-type="float" office:value="0.00000000005346" calcext:value-type="float">
            <text:p>5.35E-11</text:p>
          </table:table-cell>
          <table:table-cell table:style-name="ce28" office:value-type="float" office:value="0.000000000013366" calcext:value-type="float">
            <text:p>1.34E-11</text:p>
          </table:table-cell>
          <table:table-cell table:style-name="ce28" office:value-type="float" office:value="0.000000000093565" calcext:value-type="float">
            <text:p>9.36E-11</text:p>
          </table:table-cell>
          <table:table-cell office:value-type="string" calcext:value-type="string">
            <text:p>perm_p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m_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table:style-name="ce28" office:value-type="float" office:value="0.0000000000001" calcext:value-type="float">
            <text:p>1.00E-13</text:p>
          </table:table-cell>
          <table:table-cell table:style-name="ce28" office:value-type="float" office:value="0.000000000000025" calcext:value-type="float">
            <text:p>2.50E-14</text:p>
          </table:table-cell>
          <table:table-cell table:style-name="ce28" office:value-type="float" office:value="0.000000000000175" calcext:value-type="float">
            <text:p>1.75E-13</text:p>
          </table:table-cell>
          <table:table-cell office:value-type="string" calcext:value-type="string">
            <text:p>perm_m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_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pen_s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_b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z_bg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_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albedo_bg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_b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268.45" calcext:value-type="float">
            <text:p>268.45</text:p>
          </table:table-cell>
          <table:table-cell office:value-type="float" office:value="263.15" calcext:value-type="float">
            <text:p>263.15</text:p>
          </table:table-cell>
          <table:table-cell office:value-type="float" office:value="274.15" calcext:value-type="float">
            <text:p>274.15</text:p>
          </table:table-cell>
          <table:table-cell office:value-type="string" calcext:value-type="string">
            <text:p>b_bc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8">
          <table:table-cell table:number-columns-repeated="10"/>
        </table:table-row>
        <table:table-row table:style-name="ro1">
          <table:table-cell office:value-type="string" calcext:value-type="string">
            <text:p>parnme</text:p>
          </table:table-cell>
          <table:table-cell office:value-type="string" calcext:value-type="string">
            <text:p>Parval1_2</text:p>
          </table:table-cell>
          <table:table-cell office:value-type="string" calcext:value-type="string">
            <text:p>Parlbnd_2</text:p>
          </table:table-cell>
          <table:table-cell office:value-type="string" calcext:value-type="string">
            <text:p>Parubnd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_p</text:p>
          </table:table-cell>
          <table:table-cell office:value-type="float" office:value="0.01" calcext:value-type="float">
            <text:p>0.0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75" calcext:value-type="float">
            <text:p>0.0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_m</text:p>
          </table:table-cell>
          <table:table-cell office:value-type="float" office:value="0.001825" calcext:value-type="float">
            <text:p>0.001825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32" calcext:value-type="float">
            <text:p>0.00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_p</text:p>
          </table:table-cell>
          <table:table-cell office:value-type="float" office:value="2.05" calcext:value-type="float">
            <text:p>2.05</text:p>
          </table:table-cell>
          <table:table-cell office:value-type="float" office:value="1.025" calcext:value-type="float">
            <text:p>1.025</text:p>
          </table:table-cell>
          <table:table-cell office:value-type="float" office:value="3.075" calcext:value-type="float">
            <text:p>3.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_p</text:p>
          </table:table-cell>
          <table:table-cell office:value-type="float" office:value="0.224" calcext:value-type="float">
            <text:p>0.224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3926" calcext:value-type="float">
            <text:p>0.39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_p</text:p>
          </table:table-cell>
          <table:table-cell office:value-type="float" office:value="0.637" calcext:value-type="float">
            <text:p>0.637</text:p>
          </table:table-cell>
          <table:table-cell office:value-type="float" office:value="0.15935" calcext:value-type="float">
            <text:p>0.15935</text:p>
          </table:table-cell>
          <table:table-cell office:value-type="float" office:value="1.115" calcext:value-type="float">
            <text:p>1.1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_m</text:p>
          </table:table-cell>
          <table:table-cell office:value-type="float" office:value="0.481" calcext:value-type="float">
            <text:p>0.481</text:p>
          </table:table-cell>
          <table:table-cell office:value-type="float" office:value="0.12" calcext:value-type="float">
            <text:p>0.12</text:p>
          </table:table-cell>
          <table:table-cell office:value-type="float" office:value="0.8418" calcext:value-type="float">
            <text:p>0.8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m_p</text:p>
          </table:table-cell>
          <table:table-cell table:style-name="ce28" office:value-type="float" office:value="0.00000000005346" calcext:value-type="float">
            <text:p>5.35E-11</text:p>
          </table:table-cell>
          <table:table-cell table:style-name="ce28" office:value-type="float" office:value="0.000000000013366" calcext:value-type="float">
            <text:p>1.34E-11</text:p>
          </table:table-cell>
          <table:table-cell table:style-name="ce28" office:value-type="float" office:value="0.000000000093565" calcext:value-type="float">
            <text:p>9.36E-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m_m</text:p>
          </table:table-cell>
          <table:table-cell table:style-name="ce28" office:value-type="float" office:value="0.0000000000001" calcext:value-type="float">
            <text:p>1.00E-13</text:p>
          </table:table-cell>
          <table:table-cell table:style-name="ce28" office:value-type="float" office:value="0.000000000000025" calcext:value-type="float">
            <text:p>2.50E-14</text:p>
          </table:table-cell>
          <table:table-cell table:style-name="ce28" office:value-type="float" office:value="0.000000000000175" calcext:value-type="float">
            <text:p>1.75E-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n_s</text:p>
          </table:table-cell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5" calcext:value-type="float">
            <text:p>0.0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_bg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_s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875" calcext:value-type="float">
            <text:p>0.00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bc</text:p>
          </table:table-cell>
          <table:table-cell office:value-type="float" office:value="268.45" calcext:value-type="float">
            <text:p>268.45</text:p>
          </table:table-cell>
          <table:table-cell office:value-type="float" office:value="263.15" calcext:value-type="float">
            <text:p>263.15</text:p>
          </table:table-cell>
          <table:table-cell office:value-type="float" office:value="274.15" calcext:value-type="float">
            <text:p>274.15</text:p>
          </table:table-cell>
          <table:table-cell table:number-columns-repeated="6"/>
        </table:table-row>
      </table:table>
      <table:table table:name="Case5_III" table:style-name="ta1">
        <table:table-column table:style-name="co5" table:number-columns-repeated="10" table:default-cell-style-name="Default"/>
        <table:table-row table:style-name="ro1">
          <table:table-cell office:value-type="string" calcext:value-type="string">
            <text:p>parnme</text:p>
          </table:table-cell>
          <table:table-cell office:value-type="string" calcext:value-type="string">
            <text:p>partrans</text:p>
          </table:table-cell>
          <table:table-cell office:value-type="string" calcext:value-type="string">
            <text:p>parchglim</text:p>
          </table:table-cell>
          <table:table-cell office:value-type="string" calcext:value-type="string">
            <text:p>parval1</text:p>
          </table:table-cell>
          <table:table-cell office:value-type="string" calcext:value-type="string">
            <text:p>parlbnd</text:p>
          </table:table-cell>
          <table:table-cell office:value-type="string" calcext:value-type="string">
            <text:p>parubnd</text:p>
          </table:table-cell>
          <table:table-cell office:value-type="string" calcext:value-type="string">
            <text:p>pargp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dercom</text:p>
          </table:table-cell>
        </table:table-row>
        <table:table-row table:style-name="ro1">
          <table:table-cell office:value-type="string" calcext:value-type="string">
            <text:p>alpha_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01" calcext:value-type="float">
            <text:p>0.0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alpha_p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ha_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00182491435344" calcext:value-type="float">
            <text:p>0.00182491435344</text:p>
          </table:table-cell>
          <table:table-cell office:value-type="float" office:value="0.00045622858836" calcext:value-type="float">
            <text:p>0.00045622858836</text:p>
          </table:table-cell>
          <table:table-cell office:value-type="float" office:value="0.00319360011852" calcext:value-type="float">
            <text:p>0.00319360011852</text:p>
          </table:table-cell>
          <table:table-cell office:value-type="string" calcext:value-type="string">
            <text:p>alpha_m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_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1.5" calcext:value-type="float">
            <text:p>1.5</text:p>
          </table:table-cell>
          <table:table-cell office:value-type="float" office:value="1.025" calcext:value-type="float">
            <text:p>1.025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n_p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r_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1" calcext:value-type="float">
            <text:p>0.1</text:p>
          </table:table-cell>
          <table:table-cell office:value-type="float" office:value="0.024" calcext:value-type="float">
            <text:p>0.02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wr_p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_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63739" calcext:value-type="float">
            <text:p>0.63739</text:p>
          </table:table-cell>
          <table:table-cell office:value-type="float" office:value="0.159" calcext:value-type="float">
            <text:p>0.159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or_p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_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48103076529074" calcext:value-type="float">
            <text:p>0.48103076529074</text:p>
          </table:table-cell>
          <table:table-cell office:value-type="float" office:value="0.120257691322685" calcext:value-type="float">
            <text:p>0.120257691322685</text:p>
          </table:table-cell>
          <table:table-cell office:value-type="float" office:value="0.841803839258795" calcext:value-type="float">
            <text:p>0.841803839258795</text:p>
          </table:table-cell>
          <table:table-cell office:value-type="string" calcext:value-type="string">
            <text:p>por_m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m_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table:style-name="ce28" office:value-type="float" office:value="0.0000000000534662212722" calcext:value-type="float">
            <text:p>5.35E-11</text:p>
          </table:table-cell>
          <table:table-cell table:style-name="ce28" office:value-type="float" office:value="0.00000000001336655531805" calcext:value-type="float">
            <text:p>1.34E-11</text:p>
          </table:table-cell>
          <table:table-cell table:style-name="ce28" office:value-type="float" office:value="0.00000000009356588722635" calcext:value-type="float">
            <text:p>9.36E-11</text:p>
          </table:table-cell>
          <table:table-cell office:value-type="string" calcext:value-type="string">
            <text:p>perm_p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m_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table:style-name="ce28" office:value-type="float" office:value="0.0000000000001" calcext:value-type="float">
            <text:p>1.00E-13</text:p>
          </table:table-cell>
          <table:table-cell table:style-name="ce28" office:value-type="float" office:value="0.000000000000025" calcext:value-type="float">
            <text:p>2.50E-14</text:p>
          </table:table-cell>
          <table:table-cell table:style-name="ce28" office:value-type="float" office:value="0.000000000000175" calcext:value-type="float">
            <text:p>1.75E-13</text:p>
          </table:table-cell>
          <table:table-cell office:value-type="string" calcext:value-type="string">
            <text:p>perm_m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_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pen_s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_b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z_bg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_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z_s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_b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268.45" calcext:value-type="float">
            <text:p>268.45</text:p>
          </table:table-cell>
          <table:table-cell office:value-type="float" office:value="263.15" calcext:value-type="float">
            <text:p>263.15</text:p>
          </table:table-cell>
          <table:table-cell office:value-type="float" office:value="274.15" calcext:value-type="float">
            <text:p>274.15</text:p>
          </table:table-cell>
          <table:table-cell office:value-type="string" calcext:value-type="string">
            <text:p>b_bc_g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parnme</text:p>
          </table:table-cell>
          <table:table-cell office:value-type="string" calcext:value-type="string">
            <text:p>Parval1_3</text:p>
          </table:table-cell>
          <table:table-cell office:value-type="string" calcext:value-type="string">
            <text:p>Parlbnd_3</text:p>
          </table:table-cell>
          <table:table-cell office:value-type="string" calcext:value-type="string">
            <text:p>Parubnd_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_p</text:p>
          </table:table-cell>
          <table:table-cell office:value-type="float" office:value="0.01" calcext:value-type="float">
            <text:p>0.0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25" calcext:value-type="float">
            <text:p>0.0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_m</text:p>
          </table:table-cell>
          <table:table-cell office:value-type="float" office:value="0.00182491435344" calcext:value-type="float">
            <text:p>0.00182491435344</text:p>
          </table:table-cell>
          <table:table-cell office:value-type="float" office:value="0.00045622858836" calcext:value-type="float">
            <text:p>0.00045622858836</text:p>
          </table:table-cell>
          <table:table-cell office:value-type="float" office:value="0.00319360011852" calcext:value-type="float">
            <text:p>0.003193600118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_p</text:p>
          </table:table-cell>
          <table:table-cell office:value-type="float" office:value="1.5" calcext:value-type="float">
            <text:p>1.5</text:p>
          </table:table-cell>
          <table:table-cell office:value-type="float" office:value="1.025" calcext:value-type="float">
            <text:p>1.025</text:p>
          </table:table-cell>
          <table:table-cell office:value-type="float" office:value="2.05" calcext:value-type="float">
            <text:p>2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_p</text:p>
          </table:table-cell>
          <table:table-cell office:value-type="float" office:value="0.1" calcext:value-type="float">
            <text:p>0.1</text:p>
          </table:table-cell>
          <table:table-cell office:value-type="float" office:value="0.024" calcext:value-type="float">
            <text:p>0.024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_p</text:p>
          </table:table-cell>
          <table:table-cell office:value-type="float" office:value="0.63739" calcext:value-type="float">
            <text:p>0.63739</text:p>
          </table:table-cell>
          <table:table-cell office:value-type="float" office:value="0.159" calcext:value-type="float">
            <text:p>0.159</text:p>
          </table:table-cell>
          <table:table-cell office:value-type="float" office:value="0.85" calcext:value-type="float">
            <text:p>0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_m</text:p>
          </table:table-cell>
          <table:table-cell office:value-type="float" office:value="0.48103076529074" calcext:value-type="float">
            <text:p>0.48103076529074</text:p>
          </table:table-cell>
          <table:table-cell office:value-type="float" office:value="0.120257691322685" calcext:value-type="float">
            <text:p>0.120257691322685</text:p>
          </table:table-cell>
          <table:table-cell office:value-type="float" office:value="0.841803839258795" calcext:value-type="float">
            <text:p>0.8418038392587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m_p</text:p>
          </table:table-cell>
          <table:table-cell table:style-name="ce28" office:value-type="float" office:value="0.0000000000534662212722" calcext:value-type="float">
            <text:p>5.35E-11</text:p>
          </table:table-cell>
          <table:table-cell table:style-name="ce28" office:value-type="float" office:value="0.00000000001336655531805" calcext:value-type="float">
            <text:p>1.34E-11</text:p>
          </table:table-cell>
          <table:table-cell table:style-name="ce28" office:value-type="float" office:value="0.00000000009356588722635" calcext:value-type="float">
            <text:p>9.36E-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m_m</text:p>
          </table:table-cell>
          <table:table-cell table:style-name="ce28" office:value-type="float" office:value="0.0000000000001" calcext:value-type="float">
            <text:p>1.00E-13</text:p>
          </table:table-cell>
          <table:table-cell table:style-name="ce28" office:value-type="float" office:value="0.000000000000025" calcext:value-type="float">
            <text:p>2.50E-14</text:p>
          </table:table-cell>
          <table:table-cell table:style-name="ce28" office:value-type="float" office:value="0.000000000000175" calcext:value-type="float">
            <text:p>1.75E-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n_s</text:p>
          </table:table-cell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5" calcext:value-type="float">
            <text:p>0.0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_bg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_s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875" calcext:value-type="float">
            <text:p>0.00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bc</text:p>
          </table:table-cell>
          <table:table-cell office:value-type="float" office:value="268.45" calcext:value-type="float">
            <text:p>268.45</text:p>
          </table:table-cell>
          <table:table-cell office:value-type="float" office:value="263.15" calcext:value-type="float">
            <text:p>263.15</text:p>
          </table:table-cell>
          <table:table-cell office:value-type="float" office:value="274.15" calcext:value-type="float">
            <text:p>274.1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6:06:25.658881326</meta:creation-date>
    <meta:generator>LibreOffice/6.4.7.2$Linux_X86_64 LibreOffice_project/40$Build-2</meta:generator>
    <dc:date>2022-05-11T16:54:11.118761322</dc:date>
    <meta:editing-duration>PT5M8S</meta:editing-duration>
    <meta:editing-cycles>1</meta:editing-cycles>
    <meta:document-statistic meta:table-count="6" meta:cell-count="1258" meta:object-count="0"/>
  </office:meta>
</office:document-meta>
</file>